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4718"/>
    </style:style>
    <style:style style:name="P2" style:family="paragraph" style:parent-style-name="Preformatted_20_Text">
      <style:text-properties officeooo:paragraph-rsid="0021b36f"/>
    </style:style>
    <style:style style:name="P3" style:family="paragraph" style:parent-style-name="Preformatted_20_Text">
      <style:text-properties officeooo:rsid="0021b36f" officeooo:paragraph-rsid="0021b36f"/>
    </style:style>
    <style:style style:name="P4" style:family="paragraph" style:parent-style-name="Preformatted_20_Text">
      <style:text-properties officeooo:rsid="0021b36f" officeooo:paragraph-rsid="0023af75"/>
    </style:style>
    <style:style style:name="P5" style:family="paragraph" style:parent-style-name="Preformatted_20_Text">
      <style:text-properties officeooo:rsid="0021b36f" officeooo:paragraph-rsid="002677f6"/>
    </style:style>
    <style:style style:name="P6" style:family="paragraph" style:parent-style-name="Preformatted_20_Text">
      <style:text-properties officeooo:rsid="0021b36f" officeooo:paragraph-rsid="00272dc6"/>
    </style:style>
    <style:style style:name="P7" style:family="paragraph" style:parent-style-name="Preformatted_20_Text">
      <style:text-properties officeooo:rsid="0021b36f" officeooo:paragraph-rsid="00279c33"/>
    </style:style>
    <style:style style:name="P8" style:family="paragraph" style:parent-style-name="Preformatted_20_Text">
      <style:text-properties officeooo:rsid="0021b36f" officeooo:paragraph-rsid="00282480"/>
    </style:style>
    <style:style style:name="P9" style:family="paragraph" style:parent-style-name="Preformatted_20_Text">
      <style:text-properties officeooo:rsid="0021b36f" officeooo:paragraph-rsid="0028bc51"/>
    </style:style>
    <style:style style:name="P10" style:family="paragraph" style:parent-style-name="Preformatted_20_Text">
      <style:text-properties officeooo:paragraph-rsid="002265f0"/>
    </style:style>
    <style:style style:name="P11" style:family="paragraph" style:parent-style-name="Preformatted_20_Text">
      <style:text-properties officeooo:rsid="002265f0" officeooo:paragraph-rsid="002265f0"/>
    </style:style>
    <style:style style:name="P12" style:family="paragraph" style:parent-style-name="Preformatted_20_Text">
      <style:text-properties officeooo:rsid="002265f0" officeooo:paragraph-rsid="0023af75"/>
    </style:style>
    <style:style style:name="P13" style:family="paragraph" style:parent-style-name="Preformatted_20_Text">
      <style:text-properties officeooo:rsid="002265f0" officeooo:paragraph-rsid="002677f6"/>
    </style:style>
    <style:style style:name="P14" style:family="paragraph" style:parent-style-name="Preformatted_20_Text">
      <style:text-properties officeooo:rsid="002265f0" officeooo:paragraph-rsid="00272dc6"/>
    </style:style>
    <style:style style:name="P15" style:family="paragraph" style:parent-style-name="Preformatted_20_Text">
      <style:text-properties officeooo:rsid="002265f0" officeooo:paragraph-rsid="00279c33"/>
    </style:style>
    <style:style style:name="P16" style:family="paragraph" style:parent-style-name="Preformatted_20_Text">
      <style:text-properties officeooo:rsid="002265f0" officeooo:paragraph-rsid="00282480"/>
    </style:style>
    <style:style style:name="P17" style:family="paragraph" style:parent-style-name="Preformatted_20_Text">
      <style:text-properties officeooo:rsid="002265f0" officeooo:paragraph-rsid="0028bc51"/>
    </style:style>
    <style:style style:name="P18" style:family="paragraph" style:parent-style-name="Preformatted_20_Text">
      <style:text-properties officeooo:rsid="002265f0" officeooo:paragraph-rsid="0030db26"/>
    </style:style>
    <style:style style:name="P19" style:family="paragraph" style:parent-style-name="Preformatted_20_Text">
      <style:text-properties officeooo:rsid="002265f0" officeooo:paragraph-rsid="00316dd9"/>
    </style:style>
    <style:style style:name="P20" style:family="paragraph" style:parent-style-name="Preformatted_20_Text">
      <style:text-properties officeooo:paragraph-rsid="0023af75"/>
    </style:style>
    <style:style style:name="P21" style:family="paragraph" style:parent-style-name="Preformatted_20_Text">
      <style:text-properties fo:font-weight="bold" style:font-weight-asian="bold" style:font-weight-complex="bold"/>
    </style:style>
    <style:style style:name="P22" style:family="paragraph" style:parent-style-name="Preformatted_20_Text">
      <style:text-properties fo:font-weight="bold" officeooo:paragraph-rsid="00282480" style:font-weight-asian="bold" style:font-weight-complex="bold"/>
    </style:style>
    <style:style style:name="P23" style:family="paragraph" style:parent-style-name="Preformatted_20_Text">
      <style:text-properties fo:font-weight="bold" officeooo:paragraph-rsid="0028bc51" style:font-weight-asian="bold" style:font-weight-complex="bold"/>
    </style:style>
    <style:style style:name="P24" style:family="paragraph" style:parent-style-name="Preformatted_20_Text">
      <style:text-properties fo:font-weight="bold" officeooo:rsid="0029442c" officeooo:paragraph-rsid="0029442c" style:font-weight-asian="bold" style:font-weight-complex="bold"/>
    </style:style>
    <style:style style:name="P25" style:family="paragraph" style:parent-style-name="Preformatted_20_Text">
      <style:text-properties fo:font-weight="bold" officeooo:rsid="002de1b4" officeooo:paragraph-rsid="002de1b4" style:font-weight-asian="bold" style:font-weight-complex="bold"/>
    </style:style>
    <style:style style:name="P26" style:family="paragraph" style:parent-style-name="Preformatted_20_Text">
      <style:text-properties officeooo:paragraph-rsid="002677f6"/>
    </style:style>
    <style:style style:name="P27" style:family="paragraph" style:parent-style-name="Preformatted_20_Text">
      <style:text-properties officeooo:paragraph-rsid="00272dc6"/>
    </style:style>
    <style:style style:name="P28" style:family="paragraph" style:parent-style-name="Preformatted_20_Text">
      <style:text-properties officeooo:paragraph-rsid="00279c33"/>
    </style:style>
    <style:style style:name="P29" style:family="paragraph" style:parent-style-name="Preformatted_20_Text">
      <style:text-properties officeooo:rsid="00279c33" officeooo:paragraph-rsid="00279c33"/>
    </style:style>
    <style:style style:name="P30" style:family="paragraph" style:parent-style-name="Preformatted_20_Text">
      <style:text-properties officeooo:rsid="00279c33" officeooo:paragraph-rsid="00282480"/>
    </style:style>
    <style:style style:name="P31" style:family="paragraph" style:parent-style-name="Preformatted_20_Text">
      <style:text-properties officeooo:rsid="00279c33" officeooo:paragraph-rsid="0028bc51"/>
    </style:style>
    <style:style style:name="P32" style:family="paragraph" style:parent-style-name="Preformatted_20_Text">
      <style:text-properties officeooo:paragraph-rsid="0027a8b8"/>
    </style:style>
    <style:style style:name="P33" style:family="paragraph" style:parent-style-name="Preformatted_20_Text">
      <style:text-properties officeooo:rsid="0027a8b8" officeooo:paragraph-rsid="0027a8b8"/>
    </style:style>
    <style:style style:name="P34" style:family="paragraph" style:parent-style-name="Preformatted_20_Text">
      <style:text-properties officeooo:rsid="0027a8b8" officeooo:paragraph-rsid="0028bc51"/>
    </style:style>
    <style:style style:name="P35" style:family="paragraph" style:parent-style-name="Preformatted_20_Text">
      <style:text-properties officeooo:paragraph-rsid="00282480"/>
    </style:style>
    <style:style style:name="P36" style:family="paragraph" style:parent-style-name="Preformatted_20_Text">
      <style:text-properties officeooo:paragraph-rsid="0028bc51"/>
    </style:style>
    <style:style style:name="P37" style:family="paragraph" style:parent-style-name="Preformatted_20_Text">
      <style:text-properties officeooo:paragraph-rsid="0028df87"/>
    </style:style>
    <style:style style:name="P38" style:family="paragraph" style:parent-style-name="Preformatted_20_Text">
      <style:text-properties fo:font-weight="normal" officeooo:rsid="0029442c" officeooo:paragraph-rsid="0029442c" style:font-weight-asian="normal" style:font-weight-complex="normal"/>
    </style:style>
    <style:style style:name="P39" style:family="paragraph" style:parent-style-name="Preformatted_20_Text">
      <style:text-properties fo:font-weight="normal" officeooo:rsid="002a430f" officeooo:paragraph-rsid="002a430f" style:font-weight-asian="normal" style:font-weight-complex="normal"/>
    </style:style>
    <style:style style:name="P40" style:family="paragraph" style:parent-style-name="Preformatted_20_Text">
      <style:text-properties fo:font-weight="normal" officeooo:rsid="002de1b4" officeooo:paragraph-rsid="002de1b4" style:font-weight-asian="normal" style:font-weight-complex="normal"/>
    </style:style>
    <style:style style:name="P41" style:family="paragraph" style:parent-style-name="Preformatted_20_Text">
      <style:text-properties officeooo:paragraph-rsid="002a2e58"/>
    </style:style>
    <style:style style:name="P42" style:family="paragraph" style:parent-style-name="Preformatted_20_Text">
      <style:text-properties officeooo:paragraph-rsid="002a430f"/>
    </style:style>
    <style:style style:name="P43" style:family="paragraph" style:parent-style-name="Preformatted_20_Text">
      <style:text-properties officeooo:paragraph-rsid="002c7eb0"/>
    </style:style>
    <style:style style:name="P44" style:family="paragraph" style:parent-style-name="Preformatted_20_Text">
      <style:text-properties officeooo:paragraph-rsid="002c97b4"/>
    </style:style>
    <style:style style:name="P45" style:family="paragraph" style:parent-style-name="Preformatted_20_Text">
      <style:paragraph-properties fo:break-before="page"/>
    </style:style>
    <style:style style:name="P46" style:family="paragraph" style:parent-style-name="Preformatted_20_Text">
      <style:paragraph-properties fo:break-before="page"/>
      <style:text-properties officeooo:paragraph-rsid="0021b36f"/>
    </style:style>
    <style:style style:name="P47" style:family="paragraph" style:parent-style-name="Preformatted_20_Text">
      <style:paragraph-properties fo:break-before="page"/>
      <style:text-properties officeooo:paragraph-rsid="002677f6"/>
    </style:style>
    <style:style style:name="P48" style:family="paragraph" style:parent-style-name="Preformatted_20_Text">
      <style:paragraph-properties fo:break-before="page"/>
      <style:text-properties officeooo:paragraph-rsid="00279c33"/>
    </style:style>
    <style:style style:name="P49" style:family="paragraph" style:parent-style-name="Preformatted_20_Text">
      <style:paragraph-properties fo:break-before="page"/>
      <style:text-properties officeooo:paragraph-rsid="00282480"/>
    </style:style>
    <style:style style:name="P50" style:family="paragraph" style:parent-style-name="Preformatted_20_Text">
      <style:paragraph-properties fo:break-before="page"/>
      <style:text-properties officeooo:paragraph-rsid="0028bc51"/>
    </style:style>
    <style:style style:name="P51" style:family="paragraph" style:parent-style-name="Preformatted_20_Text">
      <style:paragraph-properties fo:break-before="page"/>
      <style:text-properties fo:font-weight="bold" officeooo:rsid="0029442c" officeooo:paragraph-rsid="0029442c" style:font-weight-asian="bold" style:font-weight-complex="bold"/>
    </style:style>
    <style:style style:name="T1" style:family="text">
      <style:text-properties officeooo:rsid="001e5a52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2047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bc51" style:font-weight-asian="bold" style:font-weight-complex="bold"/>
    </style:style>
    <style:style style:name="T6" style:family="text">
      <style:text-properties officeooo:rsid="0021b36f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79c33" fo:background-color="transparent" loext:char-shading-value="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background-color="#33ff99" loext:char-shading-value="0"/>
    </style:style>
    <style:style style:name="T12" style:family="text">
      <style:text-properties officeooo:rsid="00279c33" fo:background-color="#33ff99" loext:char-shading-value="0"/>
    </style:style>
    <style:style style:name="T13" style:family="text">
      <style:text-properties officeooo:rsid="002265f0"/>
    </style:style>
    <style:style style:name="T14" style:family="text">
      <style:text-properties fo:background-color="#dddddd" loext:char-shading-value="0"/>
    </style:style>
    <style:style style:name="T15" style:family="text">
      <style:text-properties fo:background-color="#b2b2b2" loext:char-shading-value="0"/>
    </style:style>
    <style:style style:name="T16" style:family="text">
      <style:text-properties fo:background-color="#999999" loext:char-shading-value="0"/>
    </style:style>
    <style:style style:name="T17" style:family="text">
      <style:text-properties officeooo:rsid="00309e70" fo:background-color="#999999" loext:char-shading-value="0"/>
    </style:style>
    <style:style style:name="T18" style:family="text">
      <style:text-properties officeooo:rsid="0030db26" fo:background-color="#999999" loext:char-shading-value="0"/>
    </style:style>
    <style:style style:name="T19" style:family="text">
      <style:text-properties officeooo:rsid="0023af75"/>
    </style:style>
    <style:style style:name="T20" style:family="text">
      <style:text-properties officeooo:rsid="002677f6"/>
    </style:style>
    <style:style style:name="T21" style:family="text">
      <style:text-properties officeooo:rsid="00272dc6"/>
    </style:style>
    <style:style style:name="T22" style:family="text">
      <style:text-properties style:use-window-font-color="true" fo:background-color="#ff0000" loext:char-shading-value="0"/>
    </style:style>
    <style:style style:name="T23" style:family="text">
      <style:text-properties style:use-window-font-color="true" fo:background-color="transparent" loext:char-shading-value="0"/>
    </style:style>
    <style:style style:name="T24" style:family="text">
      <style:text-properties style:use-window-font-color="true" fo:background-color="#00ccff" loext:char-shading-value="0"/>
    </style:style>
    <style:style style:name="T25" style:family="text">
      <style:text-properties officeooo:rsid="00279c33"/>
    </style:style>
    <style:style style:name="T26" style:family="text">
      <style:text-properties officeooo:rsid="0027a8b8"/>
    </style:style>
    <style:style style:name="T27" style:family="text">
      <style:text-properties officeooo:rsid="00282480"/>
    </style:style>
    <style:style style:name="T28" style:family="text">
      <style:text-properties officeooo:rsid="0028bc51"/>
    </style:style>
    <style:style style:name="T29" style:family="text">
      <style:text-properties officeooo:rsid="0028df87"/>
    </style:style>
    <style:style style:name="T30" style:family="text">
      <style:text-properties officeooo:rsid="002a2e58"/>
    </style:style>
    <style:style style:name="T31" style:family="text">
      <style:text-properties officeooo:rsid="002ad20d"/>
    </style:style>
    <style:style style:name="T32" style:family="text">
      <style:text-properties officeooo:rsid="002c7eb0"/>
    </style:style>
    <style:style style:name="T33" style:family="text">
      <style:text-properties officeooo:rsid="002d21c9"/>
    </style:style>
    <style:style style:name="T34" style:family="text">
      <style:text-properties officeooo:rsid="002de1b4"/>
    </style:style>
    <style:style style:name="T35" style:family="text">
      <style:text-properties officeooo:rsid="002f7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opis protokolu FERNET, RS485, 57600Bd</text:p>
      <text:p text:style-name="P21">--------------------------------------</text:p>
      <text:p text:style-name="Preformatted_20_Text"/>
      <text:p text:style-name="Preformatted_20_Text"><text:span text:style-name="T4">XON</text:span> - Info řídící jednotky o datu, času a spojení řídící jednotky se serverem.</text:p>
      <text:p text:style-name="Preformatted_20_Text"><text:tab/>Každých 15 sec. Pokud čtečka neobdrží tuto zprávu, začne signalizovat offline stav.</text:p>
      <text:p text:style-name="P3">směr: <text:span text:style-name="T9">Vysílaní</text:span></text:p>
      <text:p text:style-name="Preformatted_20_Text"/>
      <text:p text:style-name="Preformatted_20_Text">-&gt; 000034: 2019-02-07 19:01:36,9065921 +10,0547697</text:p>
      <text:p text:style-name="Preformatted_20_Text"><text:s/><text:span text:style-name="T30">00 01 02 03 04 05 06 07 08 09 10 11 12 13 14 15 16 17 18 19 20 21</text:span></text:p>
      <text:p text:style-name="P12"><text:span text:style-name="T14">|synchronizace|</text:span> <text:span text:style-name="T15">|-------------- hlavicka ------------------|</text:span><text:span text:style-name="T7"> </text:span><text:span text:style-name="T16">|crc|</text:span></text:p>
      <text:p text:style-name="P1"><text:s/>00 55 55 55 55 FF FD 0C 03 <text:span text:style-name="T11">00</text:span> 19 02 07 19 01 40 02 12 0A 0B 58 4F </text:p>
      <text:p text:style-name="Preformatted_20_Text"><text:s/><text:span text:style-name="T1">| <text:s/>| <text:s text:c="10"/>| <text:s/>| <text:s/>| <text:s/>| <text:s/>| <text:s/>| <text:s text:c="16"/>| <text:s/>| <text:s text:c="7"/>| <text:s/>|</text:span></text:p>
      <text:p text:style-name="Preformatted_20_Text"><text:s/>00 = úvodní byte <text:s/><text:span text:style-name="T1">| <text:s/>| <text:s/>| <text:s/>| <text:s/>| <text:s text:c="16"/>| <text:s/>| <text:s text:c="7"/>| <text:s/>|</text:span></text:p>
      <text:p text:style-name="P1"><text:s text:c="4"/><text:span text:style-name="T1">| <text:s text:c="10"/>| <text:s/>| <text:s/>| <text:s/>| <text:s/>| <text:s/>| <text:s text:c="16"/>| <text:s/>| <text:s text:c="7"/>| <text:s/>|</text:span></text:p>
      <text:p text:style-name="P1"><text:s text:c="4"/>55 55 55 55 = synchronizační vlajky<text:span text:style-name="T1"> <text:s text:c="9"/>| <text:s/>| <text:s text:c="7"/>| <text:s/>|</text:span></text:p>
      <text:p text:style-name="P1"><text:s text:c="16"/><text:span text:style-name="T1">| <text:s/>| <text:s/>| <text:s/>| <text:s/>| <text:s/>| <text:s text:c="16"/>| <text:s/>| <text:s text:c="7"/>| <text:s/>|</text:span></text:p>
      <text:p text:style-name="Preformatted_20_Text"><text:s text:c="16"/>FF = Destination (0xFF = broadcast adresa)</text:p>
      <text:p text:style-name="P1"><text:s text:c="19"/><text:span text:style-name="T1">| <text:s/>| <text:s/>| <text:s/>| <text:s/>| <text:s text:c="16"/>| <text:s/>| <text:s text:c="7"/>| <text:s/>|</text:span></text:p>
      <text:p text:style-name="Preformatted_20_Text"><text:s text:c="19"/>FD = Source (0xFD = adresa řídící jednotky)</text:p>
      <text:p text:style-name="P1"><text:s text:c="22"/><text:span text:style-name="T1">| <text:s/>| <text:s/>| <text:s/>| <text:s text:c="16"/>| <text:s/>| <text:s text:c="7"/>| <text:s/>|</text:span></text:p>
      <text:p text:style-name="Preformatted_20_Text"><text:s text:c="22"/>0C = délka dat bez posledních 2 bytů CRCu</text:p>
      <text:p text:style-name="P1"><text:s text:c="25"/><text:span text:style-name="T1">| <text:s/>| <text:s/>| <text:s text:c="16"/>| <text:s/>| <text:s text:c="7"/>| <text:s/>|</text:span></text:p>
      <text:p text:style-name="P1"><text:s text:c="25"/>03 = Packet flag (X0 až X3 číslo paketu, X3<text:line-break/> <text:s text:c="27"/><text:span text:style-name="T1">|</text:span> inicializační, které lze používat trvale a neřešit<text:line-break/> <text:s text:c="27"/><text:span text:style-name="T1">|</text:span> číslování)<text:span text:style-name="T1"> <text:s text:c="8"/>| <text:s/>| <text:s text:c="7"/>| <text:s/>|</text:span></text:p>
      <text:p text:style-name="P1"><text:s text:c="28"/><text:span text:style-name="T1">| <text:s/>| <text:s text:c="16"/>| <text:s/>| <text:s text:c="7"/>| <text:s/>|</text:span></text:p>
      <text:p text:style-name="P42"><text:s text:c="28"/>00 = ID paketu XON<text:span text:style-name="T1"> ( verze protokolu )</text:span></text:p>
      <text:p text:style-name="P1"><text:s text:c="31"/><text:span text:style-name="T3">| <text:s text:c="16"/>| <text:s/>| <text:s text:c="7"/>| <text:s/>|</text:span></text:p>
      <text:p text:style-name="P1"><text:s text:c="31"/>19 02 07 19 01 40 = rok měsíc den hodina minuta</text:p>
      <text:p text:style-name="P1"><text:s text:c="49"/><text:span text:style-name="T3">|</text:span> sekunda v BCD</text:p>
      <text:p text:style-name="P1"><text:span text:style-name="T1"><text:s text:c="49"/>| <text:s/>| <text:s text:c="7"/>| <text:s/>|</text:span></text:p>
      <text:p text:style-name="P1"><text:s text:c="49"/>02 = Connections (0x02 = řídící jednotka</text:p>
      <text:p text:style-name="P1"><text:s text:c="52"/><text:span text:style-name="T3">|</text:span> <text:s/>čteček má spojení s nadřízeným serverem) </text:p>
      <text:p text:style-name="P1"><text:s text:c="52"/><text:span text:style-name="T3">|</text:span></text:p>
      <text:p text:style-name="P1"><text:s text:c="52"/>12 0A 0B = rok měsíc den (v tomto případě 11.10.2018)</text:p>
      <text:p text:style-name="P1"><text:s text:c="61"/><text:span text:style-name="T3">|</text:span> <text:s/>vydání FW řídící jednotky.</text:p>
      <text:p text:style-name="P1"><text:s text:c="61"/><text:span text:style-name="T3">| <text:s/>|</text:span></text:p>
      <text:p text:style-name="P1"><text:s text:c="61"/>58 = první část CRCu (LSB byte z XORu <text:line-break/> <text:s text:c="63"/><text:span text:style-name="T3">|</text:span> <text:s/>od Destination po poslední datový byte)</text:p>
      <text:p text:style-name="P1"><text:s text:c="64"/><text:span text:style-name="T3">|</text:span></text:p>
      <text:p text:style-name="P1"><text:s text:c="64"/>4F = druhá část CRCu (LSB byte z ADD </text:p>
      <text:p text:style-name="P1"><text:s text:c="69"/>od Destination po poslední datový byte)</text:p>
      <text:p text:style-name="Preformatted_20_Text"><text:soft-page-break/><text:line-break/> <text:s text:c="12"/>*********** KONFIGURACE 1. ČTEČKY *************</text:p>
      <text:p text:style-name="Preformatted_20_Text"/>
      <text:p text:style-name="P2"><text:span text:style-name="T4">FN_EVDEVICEPOWERUP</text:span> - Ohlášení zapnutí čtečky </text:p>
      <text:p text:style-name="P3"><text:span text:style-name="T10">směr:</text:span><text:span text:style-name="T9"> Příjem</text:span></text:p>
      <text:p text:style-name="Preformatted_20_Text">&lt;- 000036: 2019-02-07 19:01:45,2898589 +8,3831607</text:p>
      <text:p text:style-name="P41"><text:s/><text:span text:style-name="T30">00 01 02 03 04 05 06 07 08 09 10 11 12 13 14 15 16 17 18 19 20 21</text:span></text:p>
      <text:p text:style-name="P18"><text:span text:style-name="T14">|synchronizace|</text:span> <text:span text:style-name="T15">|---------- hlavicka –---------|</text:span><text:span text:style-name="T7"> <text:s/></text:span><text:span text:style-name="T16">|-- </text:span><text:span text:style-name="T18">data--</text:span><text:span text:style-name="T16">|</text:span><text:span text:style-name="T7"> </text:span><text:span text:style-name="T16">|crc|</text:span></text:p>
      <text:p text:style-name="P2"><text:s/>00 55 55 55 55 FF FE 0C 03 F2 04 3E 06 38 36 <text:span text:style-name="T2">0B</text:span><text:span text:style-name="T7"> <text:s/>3E 06 38 36 F3 8E</text:span></text:p>
      <text:p text:style-name="Preformatted_20_Text"><text:s text:c="16"/><text:span text:style-name="T1">| <text:s/>| <text:s/>| <text:s/>| <text:s/>| <text:s/>| <text:s/>| <text:s text:c="10"/>| <text:s text:c="2"/>| <text:s text:c="10"/>| <text:s/>|</text:span></text:p>
      <text:p text:style-name="P2"><text:s text:c="16"/>FF = Destination (0xFF = všem)<text:span text:style-name="T6">| <text:s text:c="2"/>| <text:s text:c="10"/>| <text:s/>|</text:span></text:p>
      <text:p text:style-name="P2"><text:s text:c="19"/><text:span text:style-name="T6">| <text:s/>| <text:s/>| <text:s/>| <text:s/>| <text:s/>| <text:s text:c="10"/>| <text:s text:c="2"/>| <text:s text:c="10"/>| <text:s/>|</text:span></text:p>
      <text:p text:style-name="P2"><text:s text:c="19"/>FE = Source (0xFE od síťového zařízení s MAC)<text:span text:style-name="T1"> |</text:span></text:p>
      <text:p text:style-name="P10"><text:s text:c="22"/><text:span text:style-name="T1">| <text:s/>| <text:s/>| <text:s/>| <text:s text:c="13"/>| <text:s text:c="2"/>| <text:s text:c="10"/>| <text:s/>|</text:span></text:p>
      <text:p text:style-name="P10"><text:s text:c="22"/>0C = délka dat bez posledních 2 bytů CRCu <text:s/><text:span text:style-name="T13">|</text:span></text:p>
      <text:p text:style-name="P10"><text:s text:c="25"/><text:span text:style-name="T1">| <text:s/>| <text:s/>| <text:s text:c="13"/>| <text:s text:c="2"/>| <text:s text:c="10"/>| <text:s/>|</text:span></text:p>
      <text:p text:style-name="P10"><text:s text:c="25"/>03 = Packet flag <text:s text:c="4"/><text:span text:style-name="T13">| <text:s text:c="2"/>| <text:s text:c="10"/>| <text:s/>|</text:span></text:p>
      <text:p text:style-name="P2"><text:s text:c="28"/><text:span text:style-name="T6">| <text:s/>| <text:s/>| <text:s text:c="10"/>| <text:s text:c="2"/>| <text:s text:c="10"/>| <text:s/>|</text:span></text:p>
      <text:p text:style-name="P2"><text:s text:c="28"/>F2 = verze protokolu Fernet2<text:span text:style-name="T6"> <text:s text:c="5"/>| <text:s/>|</text:span></text:p>
      <text:p text:style-name="P2"><text:s text:c="31"/><text:span text:style-name="T6">| <text:s/>| <text:s text:c="10"/>| <text:s text:c="2"/>| <text:s text:c="10"/>| <text:s/>|</text:span></text:p>
      <text:p text:style-name="P2"><text:s text:c="31"/>04 = Délka hlavičky<text:span text:style-name="T6">| <text:s text:c="10"/>| <text:s/>|</text:span></text:p>
      <text:p text:style-name="P2"><text:s text:c="34"/><text:span text:style-name="T6">| <text:s text:c="10"/>| <text:s text:c="2"/>| <text:s text:c="10"/>| <text:s/>|</text:span></text:p>
      <text:p text:style-name="P2"><text:s text:c="34"/>3E 06 38 36 = MAC zařízení <text:s/><text:span text:style-name="T6">| <text:s/>|</text:span></text:p>
      <text:p text:style-name="P2"><text:s text:c="46"/><text:span text:style-name="T6">| <text:s text:c="2"/>| <text:s text:c="10"/>| <text:s/>|</text:span></text:p>
      <text:p text:style-name="Preformatted_20_Text"><text:s text:c="46"/>0B = ID paketu PowerUp</text:p>
      <text:p text:style-name="P2"><text:s text:c="50"/><text:span text:style-name="T6">| <text:s text:c="10"/>| <text:s/>|</text:span></text:p>
      <text:p text:style-name="P2"><text:s text:c="50"/>3E 06 38 36 = MAC zařízení <text:span text:style-name="T6">podruhé</text:span></text:p>
      <text:p text:style-name="P2"><text:s text:c="62"/><text:span text:style-name="T6">| <text:s/>|</text:span></text:p>
      <text:p text:style-name="P2"><text:s text:c="62"/><text:span text:style-name="T6">F3 = crc1</text:span></text:p>
      <text:p text:style-name="P2"><text:s text:c="65"/><text:span text:style-name="T6">|</text:span></text:p>
      <text:p text:style-name="P2"><text:s text:c="65"/><text:span text:style-name="T6">8E = crc2</text:span></text:p>
      <text:p text:style-name="Preformatted_20_Text"/>
      <text:p text:style-name="Preformatted_20_Text"/>
      <text:p text:style-name="P46"><text:span text:style-name="T4">FN_EVNOTCONFIGURE</text:span> - Ohlášení nenakonfigurované čtečky</text:p>
      <text:p text:style-name="P2"><text:tab/>Opakuje se periodicky, dokud čtečka nepřijme zprávu FN_CMHWCONFTERM.</text:p>
      <text:p text:style-name="P3">směr: <text:span text:style-name="T9">Příjem</text:span></text:p>
      <text:p text:style-name="Preformatted_20_Text"/>
      <text:p text:style-name="Preformatted_20_Text">&lt;- 000038: 2019-02-07 19:01:48,8446037 +3,5544354</text:p>
      <text:p text:style-name="P41"><text:s/><text:span text:style-name="T30">00 01 02 03 04 05 06 07 08 09 10 11 12 13 14 15 <text:s/>16 17 18 19 20 21 22 23 24 25 .. .. .. </text:span></text:p>
      <text:p text:style-name="P11"><text:span text:style-name="T14">|synchronizace|</text:span> <text:span text:style-name="T15">|-------------- hlavicka ------|</text:span> <text:s/><text:span text:style-name="T16">|---------------- data –-----------------|</text:span><text:span text:style-name="T7"> </text:span><text:span text:style-name="T16">|crc|</text:span></text:p>
      <text:p text:style-name="P10"><text:s/>00 55 55 55 55 FF FE 42 03 F2 04 3E 06 38 36 <text:span text:style-name="T2">02</text:span> <text:s/>3E 06 38 36 <text:span text:style-name="T11">FE FF 01 01 46 57 .. .. .. <text:s/>00</text:span> D7 22</text:p>
      <text:p text:style-name="P10"><text:s text:c="16"/><text:span text:style-name="T1">| <text:s/>| <text:s/>| <text:s/>| <text:s/>| <text:s/>| <text:s/>| <text:s text:c="10"/>| <text:s text:c="2"/>| <text:s text:c="10"/>| <text:s text:c="4"/>| <text:s/>| <text:s/>| <text:s text:c="14"/>| <text:s/>| <text:s/>|</text:span></text:p>
      <text:p text:style-name="P20"><text:s text:c="16"/>FF = Destination (0xFF = všem)<text:span text:style-name="T6">| <text:s text:c="2"/>| <text:s text:c="10"/>| <text:s text:c="4"/>| <text:s/>| <text:s/>| <text:s text:c="14"/>| <text:s/>| <text:s/>|</text:span></text:p>
      <text:p text:style-name="P20"><text:s text:c="19"/><text:span text:style-name="T6">| <text:s/>| <text:s/>| <text:s/>| <text:s/>| <text:s/>| <text:s text:c="10"/>| <text:s text:c="2"/>| <text:s text:c="10"/>| <text:s text:c="4"/>| <text:s/>| <text:s/>| <text:s text:c="14"/>| <text:s/>| <text:s/>|</text:span></text:p>
      <text:p text:style-name="P20"><text:s text:c="19"/>FE = Source (0xFE od síťového zařízení s MAC)<text:span text:style-name="T1"> <text:s text:c="3"/>| <text:s/>| <text:s/>| <text:s text:c="14"/>| <text:s/>| <text:s/>|</text:span></text:p>
      <text:p text:style-name="P26"><text:s text:c="22"/><text:span text:style-name="T1">| <text:s/>| <text:s/>| <text:s/>| <text:s text:c="13"/>| <text:s text:c="2"/>| <text:s text:c="10"/>| <text:s text:c="4"/>| <text:s/>| <text:s/>| <text:s text:c="14"/>| <text:s/>| <text:s/>|</text:span></text:p>
      <text:p text:style-name="P26"><text:s text:c="22"/><text:span text:style-name="T20">42</text:span> = délka dat bez posledních 2 bytů CRCu <text:s text:c="4"/><text:span text:style-name="T13">| <text:s/>| <text:s/>| <text:s text:c="14"/>| <text:s/>| <text:s/>|</text:span></text:p>
      <text:p text:style-name="P26"><text:s text:c="25"/><text:span text:style-name="T1">| <text:s/>| <text:s/>| <text:s text:c="13"/>| <text:s text:c="2"/>| <text:s text:c="10"/>| <text:s text:c="4"/>| <text:s/>| <text:s/>| <text:s text:c="14"/>| <text:s/>| <text:s/>|</text:span></text:p>
      <text:p text:style-name="P26"><text:s text:c="25"/>03 = Packet flag <text:s text:c="4"/><text:span text:style-name="T13">| <text:s text:c="2"/>| <text:s text:c="10"/>| <text:s text:c="4"/>| <text:s/>| <text:s/>| <text:s text:c="14"/>| <text:s/>| <text:s/>|</text:span></text:p>
      <text:p text:style-name="P20"><text:s text:c="28"/><text:span text:style-name="T6">| <text:s/>| <text:s/>| <text:s text:c="10"/>| <text:s text:c="2"/>| <text:s text:c="10"/>| <text:s text:c="4"/>| <text:s/>| <text:s/>| <text:s text:c="14"/>| <text:s/>| <text:s/>|</text:span></text:p>
      <text:p text:style-name="P20"><text:s text:c="28"/>F2 = verze protokolu Fernet2<text:span text:style-name="T6"> <text:s text:c="5"/>| <text:s text:c="4"/>| <text:s/>| <text:s/>| <text:s text:c="14"/>| <text:s/>| <text:s/>|</text:span></text:p>
      <text:p text:style-name="P20"><text:s text:c="31"/><text:span text:style-name="T6">| <text:s/>| <text:s text:c="10"/>| <text:s text:c="2"/>| <text:s text:c="10"/>| <text:s text:c="4"/>| <text:s/>| <text:s/>| <text:s text:c="14"/>| <text:s/>| <text:s/>|</text:span></text:p>
      <text:p text:style-name="P20"><text:s text:c="31"/>04 = Délka hlavičky<text:span text:style-name="T6">| <text:s text:c="10"/>| <text:s text:c="4"/>| <text:s/>| <text:s/>| <text:s text:c="14"/>| <text:s/>| <text:s/>|</text:span></text:p>
      <text:p text:style-name="P20"><text:s text:c="34"/><text:span text:style-name="T6">| <text:s text:c="10"/>| <text:s text:c="2"/>| <text:s text:c="10"/>| <text:s text:c="4"/>| <text:s/>| <text:s/>| <text:s text:c="14"/>| <text:s/>| <text:s/>|</text:span></text:p>
      <text:p text:style-name="P20"><text:s text:c="34"/>3E 06 38 36 = MAC zařízení <text:s/><text:span text:style-name="T6">| <text:s text:c="4"/>| <text:s/>| <text:s/>| <text:s text:c="14"/>| <text:s/>| <text:s/>|</text:span></text:p>
      <text:p text:style-name="P20"><text:s text:c="46"/><text:span text:style-name="T6">| <text:s text:c="2"/>| <text:s text:c="10"/>| <text:s text:c="4"/>| <text:s/>| <text:s/>| <text:s text:c="14"/>| <text:s/>| <text:s/>|</text:span></text:p>
      <text:p text:style-name="P10"><text:s text:c="46"/>02 = ID paketu FN_EVNOTCONFIGURE <text:s text:c="11"/><text:span text:style-name="T20">| <text:s/>| <text:s/>|</text:span></text:p>
      <text:p text:style-name="P20"><text:s text:c="50"/><text:span text:style-name="T6">| <text:s text:c="10"/>| <text:s text:c="4"/>| <text:s/>| <text:s/>| <text:s text:c="14"/>| <text:s/>| <text:s/>|</text:span></text:p>
      <text:p text:style-name="P10"><text:s text:c="50"/>3E 06 38 36 = MAC zařízení <text:span text:style-name="T6">podruhé <text:s text:c="5"/>| <text:s/>| <text:s/>|</text:span></text:p>
      <text:p text:style-name="P20"><text:s text:c="62"/><text:span text:style-name="T13">| <text:s text:c="4"/>| <text:s/>| <text:s/>| <text:s text:c="14"/>| <text:s/>| <text:s/>|</text:span></text:p>
      <text:p text:style-name="P10"><text:s text:c="62"/>FE = není přiřazena žádná řídící jednotka</text:p>
      <text:p text:style-name="P20"><text:s text:c="68"/><text:span text:style-name="T13">| <text:s/>| <text:s/>| <text:s text:c="14"/>| <text:s/>| <text:s/>|</text:span></text:p>
      <text:p text:style-name="P10"><text:s text:c="68"/><text:span text:style-name="T13">01 = délka binárních parametrů</text:span></text:p>
      <text:p text:style-name="P20"><text:s text:c="71"/><text:span text:style-name="T13">| <text:s/>| <text:s text:c="14"/>| <text:s/>| <text:s/>|</text:span></text:p>
      <text:p text:style-name="P20"><text:s text:c="71"/>01 = délka binárních parametrů</text:p>
      <text:p text:style-name="P20"><text:s text:c="74"/><text:span text:style-name="T19">|-&gt; počátek textové identifikace čtečky</text:span></text:p>
      <text:p text:style-name="P20"><text:s text:c="75"/><text:span text:style-name="T1"><text:s text:c="15"/>| <text:s/>| <text:s/>| </text:span></text:p>
      <text:p text:style-name="P20"><text:s text:c="90"/>00 = ukončení řetězce</text:p>
      <text:p text:style-name="P20"><text:s text:c="75"/><text:span text:style-name="T1"><text:s text:c="18"/>| <text:s/>| </text:span></text:p>
      <text:p text:style-name="P10"><text:s text:c="93"/><text:span text:style-name="T19">D7 = crc1</text:span></text:p>
      <text:p text:style-name="P10"><text:s text:c="96"/><text:span text:style-name="T6">|</text:span></text:p>
      <text:p text:style-name="P10"><text:s text:c="96"/><text:span text:style-name="T19">22 = crc2</text:span></text:p>
      <text:p text:style-name="Preformatted_20_Text"/>
      <text:p text:style-name="Preformatted_20_Text"/>
      <text:p text:style-name="Preformatted_20_Text"/>
      <text:p text:style-name="P20"><text:soft-page-break/><text:span text:style-name="T4">FN_CMHWCONFTERM</text:span> - Potvrzení ohlášení čtečky řídící jednotkou </text:p>
      <text:p text:style-name="P4">směr: <text:span text:style-name="T9">Vysílaní</text:span></text:p>
      <text:p text:style-name="Preformatted_20_Text"/>
      <text:p text:style-name="Preformatted_20_Text">-&gt; 000040: 2019-02-07 19:01:48,9100472 +0,0652775</text:p>
      <text:p text:style-name="P41"><text:span text:style-name="T30"><text:s/>00 01 02 03 04 05 06 07 08 09 10 11 12 13 14 15 16 17</text:span></text:p>
      <text:p text:style-name="P12"><text:span text:style-name="T14">|synchronizace|</text:span> <text:span text:style-name="T15">|------ hlavicka --------------|</text:span> <text:span text:style-name="T16">|crc|</text:span></text:p>
      <text:p text:style-name="P20"><text:s/>00 55 55 55 55 FE FD 08 02 F2 04 3E 06 38 36 <text:span text:style-name="T2">03</text:span> CA 4F</text:p>
      <text:p text:style-name="P20"><text:s text:c="16"/><text:span text:style-name="T1">| <text:s/>| <text:s/>| <text:s/>| <text:s/>| <text:s/>| <text:s/>| <text:s text:c="10"/>| <text:s text:c="2"/>| <text:s/>|</text:span></text:p>
      <text:p text:style-name="P20"><text:s text:c="16"/>FE = Destination - 0xFE zařízení na síti, adresované MACem</text:p>
      <text:p text:style-name="P20"><text:s text:c="19"/><text:span text:style-name="T6">| <text:s/>| <text:s/>| <text:s/>| <text:s/>| <text:s/>| <text:s text:c="10"/>| <text:s text:c="2"/>| <text:s/>|</text:span></text:p>
      <text:p text:style-name="P20"><text:s text:c="19"/>FD = Source - 0xFD = řídící jednotka</text:p>
      <text:p text:style-name="P26"><text:s text:c="22"/><text:span text:style-name="T1">| <text:s/>| <text:s/>| <text:s/>| <text:s text:c="13"/>| <text:s text:c="2"/>| <text:s/>|</text:span></text:p>
      <text:p text:style-name="P26"><text:s text:c="22"/>0<text:span text:style-name="T20">8</text:span> = délka dat bez posledních 2 bytů CRCu</text:p>
      <text:p text:style-name="P26"><text:s text:c="25"/><text:span text:style-name="T1">| <text:s/>| <text:s/>| <text:s text:c="13"/>| <text:s text:c="2"/>| <text:s/>|</text:span></text:p>
      <text:p text:style-name="P26"><text:s text:c="25"/>0<text:span text:style-name="T20">2</text:span> = Packet flag <text:s text:c="4"/><text:span text:style-name="T13">| <text:s text:c="2"/>| <text:s/>|</text:span></text:p>
      <text:p text:style-name="P20"><text:s text:c="28"/><text:span text:style-name="T6">| <text:s/>| <text:s/>| <text:s text:c="10"/>| <text:s text:c="2"/>| <text:s/>|</text:span></text:p>
      <text:p text:style-name="P20"><text:s text:c="28"/>F2 = verze protokolu Fernet2</text:p>
      <text:p text:style-name="P20"><text:s text:c="31"/><text:span text:style-name="T6">| <text:s/>| <text:s text:c="10"/>| <text:s text:c="2"/>| <text:s/>|</text:span></text:p>
      <text:p text:style-name="P20"><text:s text:c="31"/>04 = Délka hlavičky<text:span text:style-name="T6">| <text:s/>|</text:span></text:p>
      <text:p text:style-name="P20"><text:s text:c="34"/><text:span text:style-name="T6">| <text:s text:c="10"/>| <text:s text:c="2"/>| <text:s/>|</text:span></text:p>
      <text:p text:style-name="P20"><text:s text:c="34"/>3E 06 38 36 = MAC zařízení</text:p>
      <text:p text:style-name="P20"><text:s text:c="46"/><text:span text:style-name="T6">| <text:s text:c="2"/>| <text:s/>|</text:span></text:p>
      <text:p text:style-name="P20"><text:s text:c="46"/>03 = ID paketu FN_CMHWCONFTERM</text:p>
      <text:p text:style-name="P20"><text:s text:c="50"/><text:span text:style-name="T6">| <text:s/>|</text:span></text:p>
      <text:p text:style-name="P20"><text:s text:c="50"/><text:span text:style-name="T19">CA = crc1</text:span></text:p>
      <text:p text:style-name="P20"><text:s text:c="53"/><text:span text:style-name="T6">|</text:span></text:p>
      <text:p text:style-name="P20"><text:s text:c="53"/><text:span text:style-name="T19">4F = crc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reformatted_20_Text"/>
      <text:p text:style-name="P47"><text:span text:style-name="T4">FN_EVPRESENT</text:span> - Ohlášení nakonfigurované čtečky</text:p>
      <text:p text:style-name="P5">směr: <text:span text:style-name="T9">Příjem</text:span></text:p>
      <text:p text:style-name="P5"><text:span text:style-name="T9"/></text:p>
      <text:p text:style-name="Preformatted_20_Text">&lt;- 000042: 2019-02-07 19:01:48,9894633 +0,0792386</text:p>
      <text:p text:style-name="P41"><text:span text:style-name="T30"><text:s/>00 01 02 03 04 05 06 07 08 09 10 11 12 13 14 15 <text:s/>16 17 18 19 20 21 22 23 24 25 .. .. .. </text:span></text:p>
      <text:p text:style-name="P19"><text:span text:style-name="T14">|synchronizace|</text:span><text:span text:style-name="T7"> </text:span><text:span text:style-name="T15">|-------------- hlavicka ------|</text:span><text:span text:style-name="T7"> <text:s/></text:span><text:span text:style-name="T16">|---------------- data –-----------------|</text:span><text:span text:style-name="T7"> </text:span><text:span text:style-name="T16">|crc|</text:span></text:p>
      <text:p text:style-name="P26"><text:s/>00 55 55 55 55 FD FE 42 03 F2 04 3E 06 38 36 <text:span text:style-name="T2">FC</text:span> <text:s/>3E 06 38 36 FD FF 01 01 46 57 <text:span text:style-name="T11">.. .. .. <text:s/>00 28 2B</text:span></text:p>
      <text:p text:style-name="P26"><text:s text:c="16"/><text:span text:style-name="T1">| <text:s/>| <text:s/>| <text:s/>| <text:s/>| <text:s/>| <text:s/>| <text:s text:c="10"/>| <text:s text:c="2"/>| <text:s text:c="10"/>| <text:s text:c="4"/>| <text:s/>| <text:s/>| <text:s text:c="14"/>| <text:s/>| <text:s/>|</text:span></text:p>
      <text:p text:style-name="P26"><text:s text:c="16"/>F<text:span text:style-name="T34">D</text:span> = Destination (0xFF = všem)<text:span text:style-name="T6">| <text:s text:c="2"/>| <text:s text:c="10"/>| <text:s text:c="4"/>| <text:s/>| <text:s/>| <text:s text:c="14"/>| <text:s/>| <text:s/>|</text:span></text:p>
      <text:p text:style-name="P26"><text:s text:c="19"/><text:span text:style-name="T6">| <text:s/>| <text:s/>| <text:s/>| <text:s/>| <text:s/>| <text:s text:c="10"/>| <text:s text:c="2"/>| <text:s text:c="10"/>| <text:s text:c="4"/>| <text:s/>| <text:s/>| <text:s text:c="14"/>| <text:s/>| <text:s/>|</text:span></text:p>
      <text:p text:style-name="P26"><text:s text:c="19"/>FE = Source (0xFE od síťového zařízení s MAC)<text:span text:style-name="T1"> <text:s text:c="3"/>| <text:s/>| <text:s/>| <text:s text:c="14"/>| <text:s/>| <text:s/>|</text:span></text:p>
      <text:p text:style-name="P26"><text:s text:c="22"/><text:span text:style-name="T1">| <text:s/>| <text:s/>| <text:s/>| <text:s text:c="13"/>| <text:s text:c="2"/>| <text:s text:c="10"/>| <text:s text:c="4"/>| <text:s/>| <text:s/>| <text:s text:c="14"/>| <text:s/>| <text:s/>|</text:span></text:p>
      <text:p text:style-name="P26"><text:s text:c="22"/><text:span text:style-name="T20">42</text:span> = délka dat bez posledních 2 bytů CRCu <text:s text:c="4"/><text:span text:style-name="T13">| <text:s/>| <text:s/>| <text:s text:c="14"/>| <text:s/>| <text:s/>|</text:span></text:p>
      <text:p text:style-name="P26"><text:s text:c="25"/><text:span text:style-name="T1">| <text:s/>| <text:s/>| <text:s text:c="13"/>| <text:s text:c="2"/>| <text:s text:c="10"/>| <text:s text:c="4"/>| <text:s/>| <text:s/>| <text:s text:c="14"/>| <text:s/>| <text:s/>|</text:span></text:p>
      <text:p text:style-name="P26"><text:s text:c="25"/>03 = Packet flag <text:s text:c="4"/><text:span text:style-name="T13">| <text:s text:c="2"/>| <text:s text:c="10"/>| <text:s text:c="4"/>| <text:s/>| <text:s/>| <text:s text:c="14"/>| <text:s/>| <text:s/>|</text:span></text:p>
      <text:p text:style-name="P26"><text:s text:c="28"/><text:span text:style-name="T6">| <text:s/>| <text:s/>| <text:s text:c="10"/>| <text:s text:c="2"/>| <text:s text:c="10"/>| <text:s text:c="4"/>| <text:s/>| <text:s/>| <text:s text:c="14"/>| <text:s/>| <text:s/>|</text:span></text:p>
      <text:p text:style-name="P26"><text:s text:c="28"/>F2 = verze protokolu Fernet2<text:span text:style-name="T6"> <text:s text:c="5"/>| <text:s text:c="4"/>| <text:s/>| <text:s/>| <text:s text:c="14"/>| <text:s/>| <text:s/>|</text:span></text:p>
      <text:p text:style-name="P26"><text:s text:c="31"/><text:span text:style-name="T6">| <text:s/>| <text:s text:c="10"/>| <text:s text:c="2"/>| <text:s text:c="10"/>| <text:s text:c="4"/>| <text:s/>| <text:s/>| <text:s text:c="14"/>| <text:s/>| <text:s/>|</text:span></text:p>
      <text:p text:style-name="P26"><text:s text:c="31"/>04 = Délka hlavičky<text:span text:style-name="T6">| <text:s text:c="10"/>| <text:s text:c="4"/>| <text:s/>| <text:s/>| <text:s text:c="14"/>| <text:s/>| <text:s/>|</text:span></text:p>
      <text:p text:style-name="P26"><text:s text:c="34"/><text:span text:style-name="T6">| <text:s text:c="10"/>| <text:s text:c="2"/>| <text:s text:c="10"/>| <text:s text:c="4"/>| <text:s/>| <text:s/>| <text:s text:c="14"/>| <text:s/>| <text:s/>|</text:span></text:p>
      <text:p text:style-name="P26"><text:s text:c="34"/>3E 06 38 36 = MAC zařízení <text:s/><text:span text:style-name="T6">| <text:s text:c="4"/>| <text:s/>| <text:s/>| <text:s text:c="14"/>| <text:s/>| <text:s/>|</text:span></text:p>
      <text:p text:style-name="P26"><text:s text:c="46"/><text:span text:style-name="T6">| <text:s text:c="2"/>| <text:s text:c="10"/>| <text:s text:c="4"/>| <text:s/>| <text:s/>| <text:s text:c="14"/>| <text:s/>| <text:s/>|</text:span></text:p>
      <text:p text:style-name="P26"><text:s text:c="46"/>FC = ID zprávy FN_EVPRESENT<text:span text:style-name="T1"> | <text:s text:c="14"/>| <text:s/>| <text:s/>|</text:span></text:p>
      <text:p text:style-name="P26"><text:s text:c="50"/><text:span text:style-name="T6">| <text:s text:c="10"/>| <text:s text:c="4"/>| <text:s/>| <text:s/>| <text:s text:c="14"/>| <text:s/>| <text:s/>|</text:span></text:p>
      <text:p text:style-name="P26"><text:s text:c="50"/>3E 06 38 36 = MAC zařízení <text:span text:style-name="T6">podruhé <text:s text:c="5"/>| <text:s/>| <text:s/>|</text:span></text:p>
      <text:p text:style-name="P26"><text:s text:c="62"/><text:span text:style-name="T13">| <text:s text:c="4"/>| <text:s/>| <text:s/>| <text:s text:c="14"/>| <text:s/>| <text:s/>|</text:span></text:p>
      <text:p text:style-name="P26"><text:s text:c="62"/>FE = není přiřazena žádná řídící jednotka</text:p>
      <text:p text:style-name="P26"><text:s text:c="68"/><text:span text:style-name="T13">| <text:s/>| <text:s/>| <text:s text:c="14"/>| <text:s/>| <text:s/>|</text:span></text:p>
      <text:p text:style-name="P26"><text:s text:c="68"/><text:span text:style-name="T13">01 = délka binárních parametrů</text:span></text:p>
      <text:p text:style-name="P26"><text:s text:c="71"/><text:span text:style-name="T13">| <text:s/>| <text:s text:c="14"/>| <text:s/>| <text:s/>|</text:span></text:p>
      <text:p text:style-name="P26"><text:s text:c="71"/>01 = délka binárních parametrů</text:p>
      <text:p text:style-name="P26"><text:s text:c="74"/><text:span text:style-name="T19">|-&gt; počátek textové identifikace čtečky</text:span></text:p>
      <text:p text:style-name="P26"><text:s text:c="75"/><text:span text:style-name="T1"><text:s text:c="15"/>| <text:s/>| <text:s/>| </text:span></text:p>
      <text:p text:style-name="P26"><text:s text:c="90"/>00 = ukončení řetězce</text:p>
      <text:p text:style-name="P26"><text:s text:c="75"/><text:span text:style-name="T1"><text:s text:c="18"/>| <text:s/>| </text:span></text:p>
      <text:p text:style-name="P26"><text:s text:c="93"/><text:span text:style-name="T19">D7 = crc1</text:span></text:p>
      <text:p text:style-name="P26"><text:s text:c="96"/><text:span text:style-name="T6">|</text:span></text:p>
      <text:p text:style-name="P26"><text:s text:c="96"/><text:span text:style-name="T19">22 = crc2</text:span></text:p>
      <text:p text:style-name="P26"/>
      <text:p text:style-name="P26"/>
      <text:p text:style-name="P26"/>
      <text:p text:style-name="P45"><text:span text:style-name="T4">Potvrzení přijetí FN_EVPRESENT</text:span> řídící jednotkou</text:p>
      <text:p text:style-name="P5">směr: <text:span text:style-name="T9">Vysílaní</text:span></text:p>
      <text:p text:style-name="P5"><text:span text:style-name="T9"/></text:p>
      <text:p text:style-name="Preformatted_20_Text"/>
      <text:p text:style-name="Preformatted_20_Text">-&gt; 000044: 2019-02-07 19:01:49,0562100 +0,0664960</text:p>
      <text:p text:style-name="P41"><text:span text:style-name="T30"><text:s/>00 01 02 03 04 05 06 07 08 09 10 11 12 13 14 15 16 17</text:span></text:p>
      <text:p text:style-name="P13"><text:span text:style-name="T14">|synchronizace|</text:span> <text:span text:style-name="T15">|------ hlavicka --------------|</text:span> <text:span text:style-name="T16">|crc|</text:span></text:p>
      <text:p text:style-name="P26"><text:s/>00 55 55 55 55 FE FD 08 00 F2 04 3E 06 38 36 <text:span text:style-name="T2">09</text:span> C2 4B </text:p>
      <text:p text:style-name="P26"><text:s text:c="16"/><text:span text:style-name="T1">| <text:s/>| <text:s/>| <text:s/>| <text:s/>| <text:s/>| <text:s/>| <text:s text:c="10"/>| <text:s text:c="2"/>| <text:s/>|</text:span></text:p>
      <text:p text:style-name="P26"><text:s text:c="16"/>FE = Destination - 0xFE zařízení na síti, adresované MACem</text:p>
      <text:p text:style-name="P26"><text:s text:c="19"/><text:span text:style-name="T6">| <text:s/>| <text:s/>| <text:s/>| <text:s/>| <text:s/>| <text:s text:c="10"/>| <text:s text:c="2"/>| <text:s/>|</text:span></text:p>
      <text:p text:style-name="P26"><text:s text:c="19"/>FD = Source - 0xFD = řídící jednotka</text:p>
      <text:p text:style-name="P26"><text:s text:c="22"/><text:span text:style-name="T1">| <text:s/>| <text:s/>| <text:s/>| <text:s text:c="13"/>| <text:s text:c="2"/>| <text:s/>|</text:span></text:p>
      <text:p text:style-name="P26"><text:s text:c="22"/>0<text:span text:style-name="T20">8</text:span> = délka dat bez posledních 2 bytů CRCu</text:p>
      <text:p text:style-name="P26"><text:s text:c="25"/><text:span text:style-name="T1">| <text:s/>| <text:s/>| <text:s text:c="13"/>| <text:s text:c="2"/>| <text:s/>|</text:span></text:p>
      <text:p text:style-name="P26"><text:s text:c="25"/>0<text:span text:style-name="T20">2</text:span> = Packet flag <text:s text:c="4"/><text:span text:style-name="T13">| <text:s text:c="2"/>| <text:s/>|</text:span></text:p>
      <text:p text:style-name="P26"><text:s text:c="28"/><text:span text:style-name="T6">| <text:s/>| <text:s/>| <text:s text:c="10"/>| <text:s text:c="2"/>| <text:s/>|</text:span></text:p>
      <text:p text:style-name="P26"><text:s text:c="28"/>F2 = verze protokolu Fernet2</text:p>
      <text:p text:style-name="P26"><text:s text:c="31"/><text:span text:style-name="T6">| <text:s/>| <text:s text:c="10"/>| <text:s text:c="2"/>| <text:s/>|</text:span></text:p>
      <text:p text:style-name="P26"><text:s text:c="31"/>04 = Délka hlavičky<text:span text:style-name="T6">| <text:s/>|</text:span></text:p>
      <text:p text:style-name="P26"><text:s text:c="34"/><text:span text:style-name="T6">| <text:s text:c="10"/>| <text:s text:c="2"/>| <text:s/>|</text:span></text:p>
      <text:p text:style-name="P26"><text:s text:c="34"/>3E 06 38 36 = MAC zařízení</text:p>
      <text:p text:style-name="P26"><text:s text:c="46"/><text:span text:style-name="T6">| <text:s text:c="2"/>| <text:s/>|</text:span></text:p>
      <text:p text:style-name="P27"><text:s text:c="46"/>09 = ID paketu FN_EVPRESENT_ACK</text:p>
      <text:p text:style-name="P26"><text:s text:c="50"/><text:span text:style-name="T6">| <text:s/>|</text:span></text:p>
      <text:p text:style-name="P26"><text:s text:c="50"/><text:span text:style-name="T19">CA = crc1</text:span></text:p>
      <text:p text:style-name="P26"><text:s text:c="53"/><text:span text:style-name="T6">|</text:span></text:p>
      <text:p text:style-name="P26"><text:s text:c="53"/><text:span text:style-name="T19">4F = crc2</text:span></text:p>
      <text:p text:style-name="Preformatted_20_Text"/>
      <text:p text:style-name="Preformatted_20_Text"/>
      <text:p text:style-name="Preformatted_20_Text"/>
      <text:p text:style-name="Preformatted_20_Text"><text:s text:c="13"/>*********** KONEC KONFIGURACE 1. ČTEČKY *************</text:p>
      <text:p text:style-name="Preformatted_20_Text"/>
      <text:p text:style-name="Preformatted_20_Text"/>
      <text:p text:style-name="P45">*********** IDENTIFIKACE UŽIVATELE NA 1. ČTEČCE, POVOLENÍ VSTUPU *************</text:p>
      <text:p text:style-name="P27"><text:span text:style-name="T4">FN_DC_CARDREADED</text:span> – Zpráva o přečtení čipu</text:p>
      <text:p text:style-name="P6">směr: <text:span text:style-name="T9">Příjem</text:span></text:p>
      <text:p text:style-name="P6"><text:span text:style-name="T9"/></text:p>
      <text:p text:style-name="P27">&lt;- 000062: 2019-02-07 19:02:26,5797894 +4,6269908</text:p>
      <text:p text:style-name="P41"><text:span text:style-name="T30"><text:s/>00 01 02 03 04 05 06 07 08 09 10 11 12 13 14 15 16 17 18 19 20 21 22 23 24 25 .. .. .. </text:span></text:p>
      <text:p text:style-name="P14"><text:span text:style-name="T14">|synchronizace|</text:span> <text:span text:style-name="T15">|--------- hlavicka -----------|</text:span> <text:span text:style-name="T16">|---------------- data –-------------|</text:span><text:span text:style-name="T7"> </text:span><text:span text:style-name="T16">|crc|</text:span></text:p>
      <text:p text:style-name="P27"><text:s/>00 55 55 55 55 FD FE 15 80 F2 04 3E 06 38 36 <text:span text:style-name="T2">91 11</text:span><text:span text:style-name="T23"> 00 0A </text:span><text:span text:style-name="T24">30 38 30 39 41 45 34 30 41 35</text:span><text:span text:style-name="T23"> A9 EA</text:span></text:p>
      <text:p text:style-name="P27"><text:s text:c="16"/><text:span text:style-name="T1">| <text:s/>| <text:s/>| <text:s/>| <text:s/>| <text:s/>| <text:s/>| <text:s text:c="10"/>| <text:s text:c="7"/>| <text:s/>| <text:s text:c="28"/>| <text:s/>|</text:span></text:p>
      <text:p text:style-name="P27"><text:s text:c="16"/>F<text:span text:style-name="T33">D</text:span> = Destination (0xFF = všem)<text:span text:style-name="T6">| <text:s text:c="7"/>| <text:s/>| <text:s text:c="28"/>| <text:s/>|</text:span></text:p>
      <text:p text:style-name="P27"><text:s text:c="19"/><text:span text:style-name="T6">| <text:s/>| <text:s/>| <text:s/>| <text:s/>| <text:s/>| <text:s text:c="10"/>| <text:s text:c="7"/>| <text:s/>| <text:s text:c="28"/>| <text:s/>|</text:span></text:p>
      <text:p text:style-name="P27"><text:s text:c="19"/>FE = Source (0xFE od síťového zařízení s MAC)<text:span text:style-name="T1"> <text:s text:c="23"/>| <text:s/>|</text:span></text:p>
      <text:p text:style-name="P27"><text:s text:c="22"/><text:span text:style-name="T1">| <text:s/>| <text:s/>| <text:s/>| <text:s text:c="13"/>| <text:s text:c="7"/>| <text:s/>| <text:s text:c="28"/>| <text:s/>|</text:span></text:p>
      <text:p text:style-name="P27"><text:s text:c="22"/><text:span text:style-name="T27">15</text:span> = délka dat bez posledních 2 bytů CRCu<text:span text:style-name="T1"> <text:s text:c="24"/>| <text:s/>|</text:span></text:p>
      <text:p text:style-name="P27"><text:s text:c="25"/><text:span text:style-name="T1">| <text:s/>| <text:s/>| <text:s text:c="13"/>| <text:s text:c="7"/>| <text:s/>| <text:s text:c="28"/>| <text:s/>|</text:span></text:p>
      <text:p text:style-name="P27"><text:s text:c="25"/><text:span text:style-name="T21">80</text:span> = Packet flag <text:span text:style-name="T21">(8X -Zpráva vyžadující potvrzení</text:span> <text:span text:style-name="T21">) <text:s text:c="11"/>| <text:s/>|</text:span></text:p>
      <text:p text:style-name="P27"><text:s text:c="28"/><text:span text:style-name="T6">| <text:s/>| <text:s/>| <text:s text:c="10"/>| <text:s text:c="7"/>| <text:s/>| <text:s text:c="28"/>| <text:s/>|</text:span></text:p>
      <text:p text:style-name="P27"><text:s text:c="28"/>F2 = verze protokolu Fernet2<text:span text:style-name="T6"> <text:s/>| <text:s text:c="28"/>| <text:s/>|</text:span></text:p>
      <text:p text:style-name="P27"><text:s text:c="31"/><text:span text:style-name="T6">| <text:s/>| <text:s text:c="10"/>| <text:s text:c="7"/>| <text:s/>| <text:s text:c="28"/>| <text:s/>|</text:span></text:p>
      <text:p text:style-name="P27"><text:s text:c="31"/>04 = Délka hlavičky <text:span text:style-name="T6"><text:s text:c="4"/>| <text:s/>| <text:s text:c="28"/>| <text:s/>|</text:span></text:p>
      <text:p text:style-name="P27"><text:s text:c="34"/><text:span text:style-name="T6">| <text:s text:c="10"/>| <text:s text:c="7"/>| <text:s/>| <text:s text:c="28"/>| <text:s/>|</text:span></text:p>
      <text:p text:style-name="P27"><text:s text:c="34"/>3E 06 38 36 = MAC zařízení <text:span text:style-name="T1"><text:s text:c="27"/>| <text:s/>|</text:span></text:p>
      <text:p text:style-name="P27"><text:s text:c="46"/><text:span text:style-name="T6">| <text:s text:c="7"/>| <text:s/>| <text:s text:c="28"/>| <text:s/>|</text:span></text:p>
      <text:p text:style-name="P27"><text:s text:c="46"/><text:span text:style-name="T27">91</text:span> <text:s/><text:span text:style-name="T21">11 </text:span>= ID zprávy (oba byty jako ID 91 11)<text:span text:style-name="T1"> <text:s/>|</text:span></text:p>
      <text:p text:style-name="P27"><text:s text:c="51"/><text:span text:style-name="T6"><text:s text:c="4"/>| <text:s/>| <text:s text:c="28"/>| <text:s/>|</text:span></text:p>
      <text:p text:style-name="P27"><text:s text:c="55"/>0A = délka řetězce s UID<text:span text:style-name="T1"> <text:s text:c="8"/>| <text:s/>|</text:span></text:p>
      <text:p text:style-name="P27"><text:s text:c="58"/><text:span text:style-name="T21">| <text:s text:c="28"/>| <text:s/>|</text:span></text:p>
      <text:p text:style-name="P27"><text:s text:c="58"/>|-&gt; počátek řetězce s UID<text:span text:style-name="T1"> <text:s text:c="4"/>| <text:s/>|</text:span></text:p>
      <text:p text:style-name="P27"><text:s text:c="70"/><text:span text:style-name="T1"><text:s text:c="18"/>| <text:s/>| </text:span></text:p>
      <text:p text:style-name="P27"><text:s text:c="88"/><text:span text:style-name="T21">A9 = crc1</text:span></text:p>
      <text:p text:style-name="P27"><text:s text:c="91"/><text:span text:style-name="T6">|</text:span></text:p>
      <text:p text:style-name="P27"><text:s text:c="91"/><text:span text:style-name="T21">EA = crc2</text:span></text:p>
      <text:p text:style-name="P27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8"><text:soft-page-break/><text:span text:style-name="T4">Potvrzení</text:span> - od řídící jednotky o přečtení čipu</text:p>
      <text:p text:style-name="P7">směr: <text:span text:style-name="T9">Vysílaní</text:span></text:p>
      <text:p text:style-name="P7"><text:span text:style-name="T9"/></text:p>
      <text:p text:style-name="Preformatted_20_Text">-&gt; Potvrzení od řídící jednotky</text:p>
      <text:p text:style-name="P41"><text:span text:style-name="T30"><text:s/>00 01 02 03 04 05 06 07 08 09 10 11 12 13 14 15 16</text:span></text:p>
      <text:p text:style-name="P15"><text:span text:style-name="T14">|synchronizace|</text:span> <text:span text:style-name="T15">|------ hlavicka -----------|</text:span> <text:span text:style-name="T16">|crc|</text:span></text:p>
      <text:p text:style-name="Preformatted_20_Text"><text:s/>00 55 55 55 55 FE FD 07 40 F2 04 3E 06 38 36 <text:span text:style-name="T7">84</text:span> 15 <text:s text:c="2"/>UUUUţý.@ň.&gt;.86„.</text:p>
      <text:p text:style-name="P28"><text:s text:c="16"/><text:span text:style-name="T1">| <text:s/>| <text:s/>| <text:s/>| <text:s/>| <text:s/>| <text:s/>| <text:s text:c="10"/>| <text:s/>|</text:span></text:p>
      <text:p text:style-name="P28"><text:s text:c="16"/>FE = Destination - 0xFE zařízení na síti, adresované MACem</text:p>
      <text:p text:style-name="P28"><text:s text:c="19"/><text:span text:style-name="T6">| <text:s/>| <text:s/>| <text:s/>| <text:s/>| <text:s/>| <text:s text:c="10"/>| <text:s/>|</text:span></text:p>
      <text:p text:style-name="P28"><text:s text:c="19"/>FD = Source - 0xFD = řídící jednotka</text:p>
      <text:p text:style-name="P28"><text:s text:c="22"/><text:span text:style-name="T1">| <text:s/>| <text:s/>| <text:s/>| <text:s text:c="13"/>| <text:s/>|</text:span></text:p>
      <text:p text:style-name="P28"><text:s text:c="22"/>0<text:span text:style-name="T25">7</text:span> = délka dat bez posledních 2 bytů CRCu</text:p>
      <text:p text:style-name="P28"><text:s text:c="25"/><text:span text:style-name="T1">| <text:s/>| <text:s/>| <text:s text:c="13"/>| <text:s/>|</text:span></text:p>
      <text:p text:style-name="P28"><text:s text:c="25"/><text:span text:style-name="T25">40</text:span> = Packet flag <text:span text:style-name="T25">(4X </text:span>potvrzovací paket<text:span text:style-name="T25">)</text:span></text:p>
      <text:p text:style-name="P28"><text:s text:c="28"/><text:span text:style-name="T6">| <text:s/>| <text:s/>| <text:s text:c="10"/>| <text:s/>|</text:span></text:p>
      <text:p text:style-name="P28"><text:s text:c="28"/>F2 = verze protokolu Fernet2</text:p>
      <text:p text:style-name="P28"><text:s text:c="31"/><text:span text:style-name="T6">| <text:s/>| <text:s text:c="10"/>| <text:s/>|</text:span></text:p>
      <text:p text:style-name="P28"><text:s text:c="31"/>04 = Délka hlavičky<text:span text:style-name="T6">|</text:span></text:p>
      <text:p text:style-name="P28"><text:s text:c="34"/><text:span text:style-name="T6">| <text:s text:c="10"/>| <text:s/>|</text:span></text:p>
      <text:p text:style-name="P28"><text:s text:c="34"/>3E 06 38 36 = MAC zařízení</text:p>
      <text:p text:style-name="P28"><text:s text:c="46"/><text:span text:style-name="T6">| <text:s/>|</text:span></text:p>
      <text:p text:style-name="P28"><text:s text:c="46"/><text:span text:style-name="T25">84 = crc1</text:span></text:p>
      <text:p text:style-name="P28"><text:s text:c="49"/><text:span text:style-name="T6">|</text:span></text:p>
      <text:p text:style-name="P28"><text:s text:c="49"/><text:span text:style-name="T25">15 = crc2</text:span></text:p>
      <text:p text:style-name="P28"/>
      <text:p text:style-name="P29">POZN.: Paket <text:span text:style-name="T4">nemá ID zprávy</text:span></text:p>
      <text:p text:style-name="Preformatted_20_Text"/>
      <text:p text:style-name="Preformatted_20_Text"/>
      <text:p text:style-name="P48"><text:span text:style-name="T4">Povolení vstupu</text:span> - od řídící jednotky</text:p>
      <text:p text:style-name="P7">směr: <text:span text:style-name="T9">Vysílaní</text:span></text:p>
      <text:p text:style-name="Preformatted_20_Text"/>
      <text:p text:style-name="Preformatted_20_Text">-&gt; 000064: 2019-02-07 19:02:26,6639271 +0,0839084</text:p>
      <text:p text:style-name="Preformatted_20_Text"/>
      <text:p text:style-name="P33">celý paket:</text:p>
      <text:p text:style-name="P28"><text:s/>00 55 55 55 55 FE FD 25 81 F2 04 3E 06 38 36 <text:span text:style-name="T2">E0</text:span> </text:p>
      <text:p text:style-name="P28"><text:s/>06 3A 00 1E 00 00 00 14 90 03 00 03 A0 0F 32 00 <text:s/></text:p>
      <text:p text:style-name="P28"><text:s/>00 00 0A 00 88 13 64 00 00 00 00 00 00 49 E4</text:p>
      <text:p text:style-name="P28"/>
      <text:p text:style-name="P41"><text:span text:style-name="T30"><text:s/>00 01 02 03 04 05 06 07 08 09 10 11 12 13 14 15 16 17 18 19 20 21 22 23 24 25 .. .. .. </text:span></text:p>
      <text:p text:style-name="P15"><text:span text:style-name="T14">|synchronizace|</text:span> <text:span text:style-name="T15">|-------------- hlavicka ------|</text:span> <text:span text:style-name="T16">|------------- data ---------------------|</text:span><text:span text:style-name="T7"> </text:span><text:span text:style-name="T16">|crc|</text:span></text:p>
      <text:p text:style-name="P28"><text:s/>00 55 55 55 55 FE FD 25 81 F2 04 3E 06 38 36 <text:span text:style-name="T2">E0</text:span> 06 3A 00 1E 00 00 00 14 90 <text:span text:style-name="T25">03 </text:span><text:span text:style-name="T12">.. .. .. <text:s/>00 49 E4</text:span></text:p>
      <text:p text:style-name="P32"><text:s text:c="16"/><text:span text:style-name="T1">| <text:s/>| <text:s/>| <text:s/>| <text:s/>| <text:s/>| <text:s/>| <text:s text:c="10"/>| <text:s text:c="2"/>| <text:s text:c="6"/>| <text:s text:c="32"/>| <text:s/>|</text:span></text:p>
      <text:p text:style-name="P44"><text:s text:c="16"/>F<text:span text:style-name="T31">E</text:span> = Destination (0xFE od síťového zařízení s MAC)<text:span text:style-name="T6"> <text:s text:c="25"/>| <text:s/>|</text:span></text:p>
      <text:p text:style-name="P32"><text:s text:c="19"/><text:span text:style-name="T6">| <text:s/>| <text:s/>| <text:s/>| <text:s/>| <text:s/>| <text:s text:c="10"/>| <text:s text:c="2"/>| <text:s text:c="6"/>| <text:s text:c="32"/>| <text:s/>|</text:span></text:p>
      <text:p text:style-name="P44"><text:s text:c="19"/>F<text:span text:style-name="T31">D</text:span> = Source (0xFF = všem)<text:span text:style-name="T1"> <text:s/>| <text:s text:c="2"/>| <text:s text:c="6"/>| <text:s text:c="32"/>| <text:s/>|</text:span></text:p>
      <text:p text:style-name="P32"><text:s text:c="22"/><text:span text:style-name="T1">| <text:s/>| <text:s/>| <text:s/>| <text:s text:c="13"/>| <text:s text:c="2"/>| <text:s text:c="6"/>| <text:s text:c="32"/>| <text:s/>|</text:span></text:p>
      <text:p text:style-name="P32"><text:s text:c="22"/><text:span text:style-name="T20">42</text:span> = délka dat bez posledních 2 bytů CRCu<text:span text:style-name="T1"> <text:s text:c="28"/>| <text:s/>|</text:span></text:p>
      <text:p text:style-name="P32"><text:s text:c="25"/><text:span text:style-name="T1">| <text:s/>| <text:s/>| <text:s text:c="13"/>| <text:s text:c="2"/>| <text:s text:c="6"/>| <text:s text:c="32"/>| <text:s/>|</text:span></text:p>
      <text:p text:style-name="P32"><text:s text:c="25"/><text:span text:style-name="T26">81</text:span> = Packet flag <text:s text:c="4"/><text:span text:style-name="T13">| <text:s text:c="2"/>| <text:s text:c="6"/>| <text:s text:c="32"/>| <text:s/>|</text:span></text:p>
      <text:p text:style-name="P32"><text:s text:c="28"/><text:span text:style-name="T6">| <text:s/>| <text:s/>| <text:s text:c="10"/>| <text:s text:c="2"/>| <text:s text:c="6"/>| <text:s text:c="32"/>| <text:s/>|</text:span></text:p>
      <text:p text:style-name="P32"><text:s text:c="28"/>F2 = verze protokolu Fernet2<text:span text:style-name="T6"> <text:s/>| <text:s text:c="32"/>| <text:s/>|</text:span></text:p>
      <text:p text:style-name="P32"><text:s text:c="31"/><text:span text:style-name="T6">| <text:s/>| <text:s text:c="10"/>| <text:s text:c="2"/>| <text:s text:c="6"/>| <text:s text:c="32"/>| <text:s/>|</text:span></text:p>
      <text:p text:style-name="P32"><text:s text:c="31"/>04 = Délka hlavičky<text:span text:style-name="T6">| <text:s text:c="6"/>| <text:s text:c="32"/>| <text:s/>|</text:span></text:p>
      <text:p text:style-name="P32"><text:s text:c="34"/><text:span text:style-name="T6">| <text:s text:c="10"/>| <text:s text:c="2"/>| <text:s text:c="6"/>| <text:s text:c="32"/>| <text:s/>|</text:span></text:p>
      <text:p text:style-name="P32"><text:s text:c="34"/>3E 06 38 36 = MAC zařízení<text:span text:style-name="T1"> <text:s text:c="31"/>| <text:s/>|</text:span></text:p>
      <text:p text:style-name="P32"><text:s text:c="46"/><text:span text:style-name="T6">| <text:s text:c="2"/>| <text:s text:c="6"/>| <text:s text:c="32"/>| <text:s/>|</text:span></text:p>
      <text:p text:style-name="P32"><text:s text:c="46"/><text:span text:style-name="T26">E0</text:span> = ID zprávy <text:span text:style-name="T26">povolení přístupu <text:s text:c="13"/>| <text:s/>|</text:span></text:p>
      <text:p text:style-name="P32"><text:s text:c="50"/><text:span text:style-name="T6">| <text:s text:c="6"/>| <text:s text:c="32"/>| <text:s/>|</text:span></text:p>
      <text:p text:style-name="P32"><text:s text:c="50"/><text:span text:style-name="T26">|-&gt;</text:span> <text:span text:style-name="T26">pro mě nahodilé data (hrající melodii)</text:span></text:p>
      <text:p text:style-name="P32"><text:s text:c="58"/><text:span text:style-name="T13">| <text:s text:c="32"/>| <text:s/>|</text:span></text:p>
      <text:p text:style-name="P32"><text:s text:c="58"/>1E = doba sepnutí relé v des. sec (1E = 3 sec)</text:p>
      <text:p text:style-name="P32"><text:s text:c="74"/><text:span text:style-name="T1"><text:s text:c="18"/>| <text:s/>| </text:span></text:p>
      <text:p text:style-name="P32"><text:s text:c="92"/><text:span text:style-name="T19">D7 = crc1</text:span></text:p>
      <text:p text:style-name="P32"><text:s text:c="95"/><text:span text:style-name="T6">|</text:span></text:p>
      <text:p text:style-name="P32"><text:s text:c="95"/><text:span text:style-name="T19">22 = crc2</text:span></text:p>
      <text:p text:style-name="Preformatted_20_Text"/>
      <text:p text:style-name="P45"/>
      <text:p text:style-name="P22">Potvrzení přijetí povelu o otevření</text:p>
      <text:p text:style-name="P8">směr: <text:span text:style-name="T9">Příjem</text:span></text:p>
      <text:p text:style-name="P8"><text:span text:style-name="T9"/></text:p>
      <text:p text:style-name="Preformatted_20_Text">&lt;- Potvrzení přijetí povelu o otevření</text:p>
      <text:p text:style-name="P41"><text:span text:style-name="T30"><text:s/>00 01 02 03 04 05 06 07 08 09 10 11 12 13 14 15 16</text:span></text:p>
      <text:p text:style-name="P16"><text:span text:style-name="T14">|synchronizace|</text:span> <text:span text:style-name="T15">|------ hlavicka -----------|</text:span> <text:span text:style-name="T16">|crc|</text:span></text:p>
      <text:p text:style-name="Preformatted_20_Text"><text:s/>00 55 55 55 55 FD FE 07 41 F2 04 3E 06 38 36 <text:span text:style-name="T2">85</text:span> 14</text:p>
      <text:p text:style-name="P35"><text:s text:c="16"/><text:span text:style-name="T1">| <text:s/>| <text:s/>| <text:s/>| <text:s/>| <text:s/>| <text:s/>| <text:s text:c="10"/>| <text:s/>|</text:span></text:p>
      <text:p text:style-name="P37"><text:s text:c="16"/>F<text:span text:style-name="T29">D</text:span> = Destination - 0xFD = řídící jednotka</text:p>
      <text:p text:style-name="P35"><text:s text:c="19"/><text:span text:style-name="T6">| <text:s/>| <text:s/>| <text:s/>| <text:s/>| <text:s/>| <text:s text:c="10"/>| <text:s/>|</text:span></text:p>
      <text:p text:style-name="P37"><text:s text:c="19"/>F<text:span text:style-name="T29">E</text:span> = Source - 0xFE zařízení na síti, adresované MACem</text:p>
      <text:p text:style-name="P35"><text:s text:c="22"/><text:span text:style-name="T1">| <text:s/>| <text:s/>| <text:s/>| <text:s text:c="13"/>| <text:s/>|</text:span></text:p>
      <text:p text:style-name="P35"><text:s text:c="22"/>0<text:span text:style-name="T25">7</text:span> = délka dat bez posledních 2 bytů CRCu</text:p>
      <text:p text:style-name="P35"><text:s text:c="25"/><text:span text:style-name="T1">| <text:s/>| <text:s/>| <text:s text:c="13"/>| <text:s/>|</text:span></text:p>
      <text:p text:style-name="P35"><text:s text:c="25"/><text:span text:style-name="T25">41</text:span> = Packet flag <text:span text:style-name="T25">(4X </text:span>potvrzovací paket<text:span text:style-name="T25">)</text:span></text:p>
      <text:p text:style-name="P35"><text:s text:c="28"/><text:span text:style-name="T6">| <text:s/>| <text:s/>| <text:s text:c="10"/>| <text:s/>|</text:span></text:p>
      <text:p text:style-name="P35"><text:s text:c="28"/>F2 = verze protokolu Fernet2</text:p>
      <text:p text:style-name="P35"><text:s text:c="31"/><text:span text:style-name="T6">| <text:s/>| <text:s text:c="10"/>| <text:s/>|</text:span></text:p>
      <text:p text:style-name="P35"><text:s text:c="31"/>04 = Délka hlavičky<text:span text:style-name="T6">|</text:span></text:p>
      <text:p text:style-name="P35"><text:s text:c="34"/><text:span text:style-name="T6">| <text:s text:c="10"/>| <text:s/>|</text:span></text:p>
      <text:p text:style-name="P35"><text:s text:c="34"/>3E 06 38 36 = MAC zařízení</text:p>
      <text:p text:style-name="P35"><text:s text:c="46"/><text:span text:style-name="T6">| <text:s/>|</text:span></text:p>
      <text:p text:style-name="P35"><text:s text:c="46"/><text:span text:style-name="T25">85 = crc1</text:span></text:p>
      <text:p text:style-name="P35"><text:s text:c="49"/><text:span text:style-name="T6">|</text:span></text:p>
      <text:p text:style-name="P35"><text:s text:c="49"/><text:span text:style-name="T25">14 = crc2</text:span></text:p>
      <text:p text:style-name="P35"/>
      <text:p text:style-name="P30">POZN.: Paket <text:span text:style-name="T4">nemá ID zprávy</text:span></text:p>
      <text:p text:style-name="P35"/>
      <text:p text:style-name="P45"><text:s text:c="13"/>*********** IDENTIFIKACE UŽIVATELE NA 2. ČTEČCE, ZAMÍTNUTÍ VSTUPU *************</text:p>
      <text:p text:style-name="P35"><text:span text:style-name="T4">FN_DC_CARDREADED</text:span> – Zpráva o přečtení čipu</text:p>
      <text:p text:style-name="P8">směr: <text:span text:style-name="T9">Příjem</text:span></text:p>
      <text:p text:style-name="P8"><text:span text:style-name="T9"/></text:p>
      <text:p text:style-name="P35">&lt;- 000076: 2019-02-07 19:02:42,6917855 +1,9740194</text:p>
      <text:p text:style-name="P41"><text:span text:style-name="T30"><text:s/>00 01 02 03 04 05 06 07 08 09 10 11 12 13 14 15 16 17 18 19 20 21 22 23 24 25 .. .. .. </text:span></text:p>
      <text:p text:style-name="P16"><text:span text:style-name="T14">|synchronizace|</text:span> <text:span text:style-name="T15">|--------- hlavicka -----------|</text:span> <text:span text:style-name="T16">|---------------- data –-------------|</text:span><text:span text:style-name="T7"> </text:span><text:span text:style-name="T16">|crc|</text:span></text:p>
      <text:p text:style-name="P35"><text:s/>00 55 55 55 55 FD FE 15 81 F2 04 29 17 E7 D6 <text:span text:style-name="T2">91 </text:span><text:span text:style-name="T22">11</text:span><text:span text:style-name="T23"> 00 0A </text:span><text:span text:style-name="T24">30 46 30 38 43 34 39 43 35 39</text:span><text:span text:style-name="T23"> 9B 90</text:span></text:p>
      <text:p text:style-name="P35"><text:s text:c="16"/><text:span text:style-name="T1">| <text:s/>| <text:s/>| <text:s/>| <text:s/>| <text:s/>| <text:s/>| <text:s text:c="10"/>| <text:s text:c="7"/>| <text:s/>| <text:s text:c="28"/>| <text:s/>|</text:span></text:p>
      <text:p text:style-name="P35"><text:s text:c="16"/>F<text:span text:style-name="T27">D</text:span> = Destination (0xFF = všem)<text:span text:style-name="T6">| <text:s text:c="7"/>| <text:s/>| <text:s text:c="28"/>| <text:s/>|</text:span></text:p>
      <text:p text:style-name="P35"><text:s text:c="19"/><text:span text:style-name="T6">| <text:s/>| <text:s/>| <text:s/>| <text:s/>| <text:s/>| <text:s text:c="10"/>| <text:s text:c="7"/>| <text:s/>| <text:s text:c="28"/>| <text:s/>|</text:span></text:p>
      <text:p text:style-name="P35"><text:s text:c="19"/>FE = Source (0xFE od síťového zařízení s MAC)<text:span text:style-name="T1"> <text:s text:c="23"/>| <text:s/>|</text:span></text:p>
      <text:p text:style-name="P35"><text:s text:c="22"/><text:span text:style-name="T1">| <text:s/>| <text:s/>| <text:s/>| <text:s text:c="13"/>| <text:s text:c="7"/>| <text:s/>| <text:s text:c="28"/>| <text:s/>|</text:span></text:p>
      <text:p text:style-name="P35"><text:s text:c="22"/><text:span text:style-name="T27">15</text:span> = délka dat bez posledních 2 bytů CRCu<text:span text:style-name="T1"> <text:s text:c="24"/>| <text:s/>|</text:span></text:p>
      <text:p text:style-name="P35"><text:s text:c="25"/><text:span text:style-name="T1">| <text:s/>| <text:s/>| <text:s text:c="13"/>| <text:s text:c="7"/>| <text:s/>| <text:s text:c="28"/>| <text:s/>|</text:span></text:p>
      <text:p text:style-name="P35"><text:s text:c="25"/><text:span text:style-name="T21">81</text:span> = Packet flag <text:span text:style-name="T21">(8X -Zpráva vyžadující potvrzení</text:span> <text:span text:style-name="T21">) <text:s text:c="11"/>| <text:s/>|</text:span></text:p>
      <text:p text:style-name="P35"><text:s text:c="28"/><text:span text:style-name="T6">| <text:s/>| <text:s/>| <text:s text:c="10"/>| <text:s text:c="7"/>| <text:s/>| <text:s text:c="28"/>| <text:s/>|</text:span></text:p>
      <text:p text:style-name="P35"><text:s text:c="28"/>F2 = verze protokolu Fernet2<text:span text:style-name="T6"> <text:s/>| <text:s text:c="28"/>| <text:s/>|</text:span></text:p>
      <text:p text:style-name="P35"><text:s text:c="31"/><text:span text:style-name="T6">| <text:s/>| <text:s text:c="10"/>| <text:s text:c="7"/>| <text:s/>| <text:s text:c="28"/>| <text:s/>|</text:span></text:p>
      <text:p text:style-name="P35"><text:s text:c="31"/>04 = Délka hlavičky <text:span text:style-name="T6"><text:s text:c="4"/>| <text:s/>| <text:s text:c="28"/>| <text:s/>|</text:span></text:p>
      <text:p text:style-name="P35"><text:s text:c="34"/><text:span text:style-name="T6">| <text:s text:c="10"/>| <text:s text:c="7"/>| <text:s/>| <text:s text:c="28"/>| <text:s/>|</text:span></text:p>
      <text:p text:style-name="P35"><text:s text:c="34"/>29 17 E7 D6 = MAC zařízení <text:span text:style-name="T1"><text:s text:c="27"/>| <text:s/>|</text:span></text:p>
      <text:p text:style-name="P35"><text:s text:c="46"/><text:span text:style-name="T6">| <text:s text:c="7"/>| <text:s/>| <text:s text:c="28"/>| <text:s/>|</text:span></text:p>
      <text:p text:style-name="P35"><text:s text:c="46"/><text:span text:style-name="T27">91</text:span> <text:s/><text:span text:style-name="T21">11 </text:span>= ID zprávy (oba byty jako ID 91 11)<text:span text:style-name="T1"> <text:s/>|</text:span></text:p>
      <text:p text:style-name="P35"><text:s text:c="51"/><text:span text:style-name="T6"><text:s text:c="4"/>| <text:s/>| <text:s text:c="28"/>| <text:s/>|</text:span></text:p>
      <text:p text:style-name="P35"><text:s text:c="55"/>0A = délka řetězce s UID<text:span text:style-name="T1"> <text:s text:c="8"/>| <text:s/>|</text:span></text:p>
      <text:p text:style-name="P35"><text:s text:c="58"/><text:span text:style-name="T21">| <text:s text:c="28"/>| <text:s/>|</text:span></text:p>
      <text:p text:style-name="P35"><text:s text:c="58"/>|-&gt; počátek řetězce s UID<text:span text:style-name="T1"> <text:s text:c="4"/>| <text:s/>|</text:span></text:p>
      <text:p text:style-name="P35"><text:s text:c="70"/><text:span text:style-name="T1"><text:s text:c="18"/>| <text:s/>| </text:span></text:p>
      <text:p text:style-name="P35"><text:s text:c="88"/><text:span text:style-name="T27">9B = crc1</text:span></text:p>
      <text:p text:style-name="P35"><text:s text:c="91"/><text:span text:style-name="T6">|</text:span></text:p>
      <text:p text:style-name="P35"><text:s text:c="91"/><text:span text:style-name="T27">90 = crc2</text:span></text:p>
      <text:p text:style-name="P35"/>
      <text:p text:style-name="Preformatted_20_Text"/>
      <text:p text:style-name="Preformatted_20_Text"/>
      <text:p text:style-name="P49"><text:span text:style-name="T4">Potvrzení</text:span> - od řídící jednotky o přečtení čipu</text:p>
      <text:p text:style-name="P8">směr: <text:span text:style-name="T9">Vysílaní</text:span></text:p>
      <text:p text:style-name="P8"><text:span text:style-name="T9"/></text:p>
      <text:p text:style-name="P35">-&gt; Potvrzení od řídící jednotky</text:p>
      <text:p text:style-name="P41"><text:s/><text:span text:style-name="T30">00 01 02 03 04 05 06 07 08 09 10 11 12 13 14 15 16</text:span></text:p>
      <text:p text:style-name="P16"><text:span text:style-name="T14">|synchronizace|</text:span> <text:span text:style-name="T15">|------ hlavicka -----------|</text:span> <text:span text:style-name="T16">|crc|</text:span></text:p>
      <text:p text:style-name="P35"><text:s/>00 55 55 55 55 FE FD 07 41 F2 04 29 17 E7 D6 BC C9 <text:s text:c="2"/>UUUUţý.@ň.&gt;.86„.</text:p>
      <text:p text:style-name="P35"><text:s text:c="16"/><text:span text:style-name="T1">| <text:s/>| <text:s/>| <text:s/>| <text:s/>| <text:s/>| <text:s/>| <text:s text:c="10"/>| <text:s/>|</text:span></text:p>
      <text:p text:style-name="P35"><text:s text:c="16"/>FE = Destination - 0xFE zařízení na síti, adresované MACem</text:p>
      <text:p text:style-name="P35"><text:s text:c="19"/><text:span text:style-name="T6">| <text:s/>| <text:s/>| <text:s/>| <text:s/>| <text:s/>| <text:s text:c="10"/>| <text:s/>|</text:span></text:p>
      <text:p text:style-name="P35"><text:s text:c="19"/>FD = Source - 0xFD = řídící jednotka</text:p>
      <text:p text:style-name="P35"><text:s text:c="22"/><text:span text:style-name="T1">| <text:s/>| <text:s/>| <text:s/>| <text:s text:c="13"/>| <text:s/>|</text:span></text:p>
      <text:p text:style-name="P35"><text:s text:c="22"/>0<text:span text:style-name="T25">7</text:span> = délka dat bez posledních 2 bytů CRCu</text:p>
      <text:p text:style-name="P35"><text:s text:c="25"/><text:span text:style-name="T1">| <text:s/>| <text:s/>| <text:s text:c="13"/>| <text:s/>|</text:span></text:p>
      <text:p text:style-name="P35"><text:s text:c="25"/><text:span text:style-name="T25">41</text:span> = Packet flag <text:span text:style-name="T25">(4X </text:span>potvrzovací paket<text:span text:style-name="T25">)</text:span></text:p>
      <text:p text:style-name="P35"><text:s text:c="28"/><text:span text:style-name="T6">| <text:s/>| <text:s/>| <text:s text:c="10"/>| <text:s/>|</text:span></text:p>
      <text:p text:style-name="P35"><text:s text:c="28"/>F2 = verze protokolu Fernet2</text:p>
      <text:p text:style-name="P35"><text:s text:c="31"/><text:span text:style-name="T6">| <text:s/>| <text:s text:c="10"/>| <text:s/>|</text:span></text:p>
      <text:p text:style-name="P35"><text:s text:c="31"/>04 = Délka hlavičky</text:p>
      <text:p text:style-name="P35"><text:s text:c="34"/><text:span text:style-name="T6">| <text:s text:c="10"/>| <text:s/>|</text:span></text:p>
      <text:p text:style-name="P36"><text:s text:c="34"/>29 17 E7 D6 = MAC zařízení</text:p>
      <text:p text:style-name="P35"><text:s text:c="46"/><text:span text:style-name="T6">| <text:s/>|</text:span></text:p>
      <text:p text:style-name="P35"><text:s text:c="46"/><text:span text:style-name="T28">BC = crc1</text:span></text:p>
      <text:p text:style-name="P35"><text:s text:c="49"/><text:span text:style-name="T6">|</text:span></text:p>
      <text:p text:style-name="P35"><text:s text:c="49"/><text:span text:style-name="T28">C9 = crc2</text:span></text:p>
      <text:p text:style-name="P35"/>
      <text:p text:style-name="P30">POZN.: Paket <text:span text:style-name="T4">nemá ID zprávy</text:span></text:p>
      <text:p text:style-name="Preformatted_20_Text"/>
      <text:p text:style-name="P50"><text:span text:style-name="T5">Zamitnutí</text:span><text:span text:style-name="T4"> vstupu</text:span> - od řídící jednotky</text:p>
      <text:p text:style-name="P9">směr: <text:span text:style-name="T9">Vysílaní</text:span></text:p>
      <text:p text:style-name="P36"/>
      <text:p text:style-name="P36">-&gt; 000064: 2019-02-07 19:02:26,6639271 +0,0839084</text:p>
      <text:p text:style-name="P36"/>
      <text:p text:style-name="P34">celý paket:</text:p>
      <text:p text:style-name="P36"><text:s/><text:span text:style-name="T7">00 55 55 55 55 FE FD 23 82 F2 04 29 17 E7 D6 </text:span><text:span text:style-name="T22">90</text:span> </text:p>
      <text:p text:style-name="P36"><text:s/>03 00 03 88 13 32 00 94 11 32 00 A0 0F 32 00 AC <text:s/></text:p>
      <text:p text:style-name="P36"><text:s/>0D 32 00 B8 0B 32 00 00 00 00 00 5A 71</text:p>
      <text:p text:style-name="P36"/>
      <text:p text:style-name="P41"><text:span text:style-name="T30"><text:s/>00 01 02 03 04 05 06 07 08 09 10 11 12 13 14 15 16 17 18 19 20 21 22 23 24 25 .. .. .. </text:span></text:p>
      <text:p text:style-name="P17"><text:span text:style-name="T14">|synchronizace|</text:span> <text:span text:style-name="T15">|-------------- hlavicka ------|</text:span> <text:span text:style-name="T16">|------------- data ---------------------|</text:span><text:span text:style-name="T7"> </text:span><text:span text:style-name="T16">|crc|</text:span></text:p>
      <text:p text:style-name="P36"><text:s/><text:span text:style-name="T7">00 55 55 55 55 FE FD 23 82 F2 04 29 17 E7 D6 </text:span><text:span text:style-name="T22">90</text:span> 03 00 03 88 13 32 00 94 11 <text:span text:style-name="T7">32</text:span><text:span text:style-name="T8"> .. .. .. <text:s/>00 5A 71</text:span></text:p>
      <text:p text:style-name="P36"><text:s text:c="16"/><text:span text:style-name="T1">| <text:s/>| <text:s/>| <text:s/>| <text:s/>| <text:s/>| <text:s/>| <text:s text:c="10"/>| <text:s text:c="2"/>| <text:s text:c="40"/>| <text:s/>|</text:span></text:p>
      <text:p text:style-name="P43"><text:s text:c="16"/>F<text:span text:style-name="T32">E</text:span> = Destination (0xFE od síťového zařízení s MAC)<text:span text:style-name="T6">| <text:s text:c="24"/>| <text:s/>|</text:span></text:p>
      <text:p text:style-name="P36"><text:s text:c="19"/><text:span text:style-name="T6">| <text:s/>| <text:s/>| <text:s/>| <text:s/>| <text:s/>| <text:s text:c="10"/>| <text:s text:c="2"/>| <text:s text:c="40"/>| <text:s/>|</text:span></text:p>
      <text:p text:style-name="P43"><text:s text:c="19"/>F<text:span text:style-name="T32">D</text:span> = Source (0xFF = všem)<text:span text:style-name="T1"> <text:s/>| <text:s text:c="2"/>| <text:s text:c="40"/>| <text:s/>|</text:span></text:p>
      <text:p text:style-name="P36"><text:s text:c="22"/><text:span text:style-name="T1">| <text:s/>| <text:s/>| <text:s/>| <text:s text:c="13"/>| <text:s text:c="2"/>| <text:s text:c="40"/>| <text:s/>|</text:span></text:p>
      <text:p text:style-name="P36"><text:s text:c="22"/><text:span text:style-name="T28">23</text:span> = délka dat bez posledních 2 bytů CRCu<text:span text:style-name="T1"> <text:s text:c="28"/>| <text:s/>|</text:span></text:p>
      <text:p text:style-name="P36"><text:s text:c="25"/><text:span text:style-name="T1">| <text:s/>| <text:s/>| <text:s text:c="13"/>| <text:s text:c="2"/>| <text:s text:c="40"/>| <text:s/>|</text:span></text:p>
      <text:p text:style-name="P36"><text:s text:c="25"/><text:span text:style-name="T26">82</text:span> = Packet flag <text:span text:style-name="T21">(8X -Zpráva vyžadující potvrzení</text:span> <text:span text:style-name="T21">) <text:s text:c="15"/>| <text:s/>|</text:span></text:p>
      <text:p text:style-name="P36"><text:s text:c="28"/><text:span text:style-name="T6">| <text:s/>| <text:s/>| <text:s text:c="10"/>| <text:s text:c="2"/>| <text:s text:c="40"/>| <text:s/>|</text:span></text:p>
      <text:p text:style-name="P36"><text:s text:c="28"/>F2 = verze protokolu Fernet2<text:span text:style-name="T6"> <text:s text:c="35"/>| <text:s/>|</text:span></text:p>
      <text:p text:style-name="P36"><text:s text:c="31"/><text:span text:style-name="T6">| <text:s/>| <text:s text:c="10"/>| <text:s text:c="2"/>| <text:s text:c="40"/>| <text:s/>|</text:span></text:p>
      <text:p text:style-name="P36"><text:s text:c="31"/>04 = Délka hlavičky<text:span text:style-name="T6">| <text:s text:c="40"/>| <text:s/>|</text:span></text:p>
      <text:p text:style-name="P36"><text:s text:c="34"/><text:span text:style-name="T6">| <text:s text:c="10"/>| <text:s text:c="2"/>| <text:s text:c="40"/>| <text:s/>|</text:span></text:p>
      <text:p text:style-name="P36"><text:s text:c="34"/><text:span text:style-name="T7">29 17 E7 D6</text:span> = MAC zařízení<text:span text:style-name="T1"> <text:s text:c="31"/>| <text:s/>|</text:span></text:p>
      <text:p text:style-name="P36"><text:s text:c="46"/><text:span text:style-name="T6">| <text:s text:c="2"/>| <text:s text:c="40"/>| <text:s/>|</text:span></text:p>
      <text:p text:style-name="P36"><text:s text:c="46"/><text:span text:style-name="T28">90</text:span> = ID zprávy <text:span text:style-name="T28">zamitnuti přístupu <text:s text:c="12"/>| <text:s/>|</text:span></text:p>
      <text:p text:style-name="P36"><text:s text:c="50"/><text:span text:style-name="T6">| <text:s text:c="40"/>| <text:s/>|</text:span></text:p>
      <text:p text:style-name="P36"><text:s text:c="50"/><text:span text:style-name="T26">|-&gt;</text:span> <text:span text:style-name="T26">pro mě nahodilé data (hrající melodii)| <text:s/>|</text:span></text:p>
      <text:p text:style-name="P36"><text:s text:c="74"/><text:span text:style-name="T1"><text:s text:c="18"/>| <text:s/>| </text:span></text:p>
      <text:p text:style-name="P36"><text:s text:c="92"/><text:span text:style-name="T19">D7 = crc1</text:span></text:p>
      <text:p text:style-name="P36"><text:s text:c="95"/><text:span text:style-name="T6">|</text:span></text:p>
      <text:p text:style-name="P36"><text:s text:c="95"/><text:span text:style-name="T19">22 = crc2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3">Potvrzení přijetí povelu o <text:span text:style-name="T28">zamitnutí vstupu</text:span></text:p>
      <text:p text:style-name="P9">směr: <text:span text:style-name="T9">Příjem</text:span></text:p>
      <text:p text:style-name="P9"><text:span text:style-name="T9"/></text:p>
      <text:p text:style-name="P36">&lt;- </text:p>
      <text:p text:style-name="P41"><text:span text:style-name="T30"><text:s/>00 01 02 03 04 05 06 07 08 09 10 11 12 13 14 15 16</text:span></text:p>
      <text:p text:style-name="P17"><text:span text:style-name="T14">|synchronizace|</text:span> <text:span text:style-name="T15">|------ hlavicka -----------|</text:span> <text:span text:style-name="T16">|crc|</text:span></text:p>
      <text:p text:style-name="P36"><text:s/>00 55 55 55 55 FD FE 07 42 F2 04 29 17 E7 D6 BF C8</text:p>
      <text:p text:style-name="P36"><text:s text:c="16"/><text:span text:style-name="T1">| <text:s/>| <text:s/>| <text:s/>| <text:s/>| <text:s/>| <text:s/>| <text:s text:c="10"/>| <text:s/>|</text:span></text:p>
      <text:p text:style-name="P36"><text:s text:c="16"/>F<text:span text:style-name="T28">D</text:span> = Destination - 0xFD = řídící jednotka</text:p>
      <text:p text:style-name="P36"><text:s text:c="19"/><text:span text:style-name="T6">| <text:s/>| <text:s/>| <text:s/>| <text:s/>| <text:s/>| <text:s text:c="10"/>| <text:s/>|</text:span></text:p>
      <text:p text:style-name="P36"><text:s text:c="19"/>F<text:span text:style-name="T28">E</text:span> = Source - 0xFE zařízení na síti, adresované MACem</text:p>
      <text:p text:style-name="P36"><text:s text:c="22"/><text:span text:style-name="T1">| <text:s/>| <text:s/>| <text:s/>| <text:s text:c="13"/>| <text:s/>|</text:span></text:p>
      <text:p text:style-name="P36"><text:s text:c="22"/>0<text:span text:style-name="T25">7</text:span> = délka dat bez posledních 2 bytů CRCu</text:p>
      <text:p text:style-name="P36"><text:s text:c="25"/><text:span text:style-name="T1">| <text:s/>| <text:s/>| <text:s text:c="13"/>| <text:s/>|</text:span></text:p>
      <text:p text:style-name="P36"><text:s text:c="25"/><text:span text:style-name="T25">42</text:span> = Packet flag <text:span text:style-name="T25">(4X </text:span>potvrzovací paket<text:span text:style-name="T25">)</text:span></text:p>
      <text:p text:style-name="P36"><text:s text:c="28"/><text:span text:style-name="T6">| <text:s/>| <text:s/>| <text:s text:c="10"/>| <text:s/>|</text:span></text:p>
      <text:p text:style-name="P36"><text:s text:c="28"/>F2 = verze protokolu Fernet2</text:p>
      <text:p text:style-name="P36"><text:s text:c="31"/><text:span text:style-name="T6">| <text:s/>| <text:s text:c="10"/>| <text:s/>|</text:span></text:p>
      <text:p text:style-name="P36"><text:s text:c="31"/>04 = Délka hlavičky<text:span text:style-name="T6">|</text:span></text:p>
      <text:p text:style-name="P36"><text:s text:c="34"/><text:span text:style-name="T6">| <text:s text:c="10"/>| <text:s/>|</text:span></text:p>
      <text:p text:style-name="P36"><text:s text:c="34"/>29 17 E7 D6 = MAC zařízení</text:p>
      <text:p text:style-name="P36"><text:s text:c="46"/><text:span text:style-name="T6">| <text:s/>|</text:span></text:p>
      <text:p text:style-name="P36"><text:s text:c="46"/><text:span text:style-name="T28">BF = crc1</text:span></text:p>
      <text:p text:style-name="P36"><text:s text:c="49"/><text:span text:style-name="T6">|</text:span></text:p>
      <text:p text:style-name="P36"><text:s text:c="49"/><text:span text:style-name="T28">C8 = crc2</text:span></text:p>
      <text:p text:style-name="P36"/>
      <text:p text:style-name="P31">POZN.: Paket <text:span text:style-name="T4">nemá ID zprávy</text:span></text:p>
      <text:p text:style-name="P36"/>
      <text:p text:style-name="P51">Co jsem zjistil:</text:p>
      <text:p text:style-name="P24"/>
      <text:p text:style-name="P38">pakety s flag 4X – nemaji ID zpravy</text:p>
      <text:p text:style-name="P39">pakey s flag 0X a 8X – maji ID zapravy</text:p>
      <text:p text:style-name="P39">XON ma verzi protokolu 00</text:p>
      <text:p text:style-name="P39"/>
      <text:p text:style-name="P39">pakty s flag 4X – zahodit</text:p>
      <text:p text:style-name="P39"/>
      <text:p text:style-name="P25">tabulka shrnujici celou komunikaci:</text:p>
      <text:p text:style-name="P40">smer<text:tab/><text:tab/>flag<text:tab/>ID<text:tab/>dest<text:tab/>sour<text:tab/>mac <text:tab/>popis</text:p>
      <text:p text:style-name="P40">----------------------------------------------------------------------------------------</text:p>
      <text:p text:style-name="P40">prijem<text:tab/>0X<text:tab/>0B<text:tab/>FF<text:tab/>FE<text:tab/>mac<text:tab/>ohlaseni ctecky FN_EVDEVICEPOWERUP <text:s/>-ignoruji</text:p>
      <text:p text:style-name="P40">--------</text:p>
      <text:p text:style-name="P40">primen<text:tab/>0X<text:tab/>02<text:tab/>FF<text:tab/>FE<text:tab/>mac<text:tab/>Ohlášení nenakonfigurované čtečky FN_EVNOTCONFIGURE -&gt; poslat FN_CMHWCONFTERM</text:p>
      <text:p text:style-name="P40">vysilam<text:tab/>0X<text:tab/>03<text:tab/>FE<text:tab/>FD<text:tab/>mac<text:tab/>Potvrzení ohlášení čtečky řídící jednotkou</text:p>
      <text:p text:style-name="P40"></text:p>
      <text:p text:style-name="P40">--------</text:p>
      <text:p text:style-name="P40">prijem<text:tab/>0X<text:tab/>FC<text:tab/>FF<text:tab/>FE<text:tab/>mac<text:tab/>Ohlášení nakonfigurované čtečky FN_EVPRESENT -&gt; poslat Potvrzení přijetí <text:tab/><text:tab/><text:tab/><text:tab/><text:tab/><text:tab/><text:tab/><text:tab/>FN_EVPRESENT řídící jednotkou</text:p>
      <text:p text:style-name="P40">vysilam<text:tab/>0X<text:tab/>09<text:tab/>FE<text:tab/>FD<text:tab/>mac<text:tab/>Potvrzení přijetí FN_EVPRESENT řídící jednotkou</text:p>
      <text:p text:style-name="P40"></text:p>
      <text:p text:style-name="P40">--------</text:p>
      <text:p text:style-name="P40">prijem<text:tab/>8X<text:tab/>91<text:tab/>FF<text:tab/>FE<text:tab/>mac<text:tab/>FN_DC_CARDREADED – Zpráva o přečtení čipu -&gt; poslat Potvrzení - od řídící <text:tab/><text:tab/><text:tab/><text:tab/><text:tab/><text:tab/><text:tab/><text:tab/>jednotky o přečtení čipu</text:p>
      <text:p text:style-name="P40">vysilam<text:tab/>4X<text:tab/>XX<text:tab/>FE<text:tab/>FD<text:tab/>mac<text:tab/>Potvrzení - od řídící jednotky o přečtení čipu -&gt; rozhodnu se zda povolim vstup <text:tab/><text:tab/><text:tab/><text:tab/><text:tab/><text:tab/><text:tab/>nebo zamitnu -&gt; posllam povoleni/zamitnuti</text:p>
      <text:p text:style-name="P40"></text:p>
      <text:p text:style-name="P40">v pripade povoleni:</text:p>
      <text:p text:style-name="P40">vysilam<text:tab/>8X<text:tab/>E0<text:tab/>FE<text:tab/>FD<text:tab/>mac<text:tab/>Povolení vstupu - od řídící jednotky -&gt; mel by nasledovat prijem potvrzeni povoleni (ale neni potreba)</text:p>
      <text:p text:style-name="P40">prijem<text:tab/>4X<text:tab/>XX<text:tab/>FD<text:tab/>FE<text:tab/>mac<text:tab/>Potvrzení přijetí povelu (jakyho se neskouma, musel bych zko<text:span text:style-name="T35">u</text:span>mat posloupnost X0 <text:tab/><text:tab/><text:tab/><text:tab/><text:tab/><text:tab/><text:tab/>X1 X2 X3 packet flagu, misto toho vzdy posilan X0 a take ocekavam X0)</text:p>
      <text:p text:style-name="P40"></text:p>
      <text:p text:style-name="P40">v pripade zamitnuti:</text:p>
      <text:p text:style-name="P40">vysilam<text:tab/>8X<text:tab/>90<text:tab/>FE<text:tab/>FD<text:tab/>mac<text:tab/>Zamitnutí vstupu - od řídící jednotky -&gt; mel by nasledovat prijem potvrzeni povoleni (ale neni potreba)</text:p>
      <text:p text:style-name="P40">prijem<text:tab/>4X<text:tab/>XX<text:tab/>FD<text:tab/>FE<text:tab/>mac<text:tab/>Potvrzení přijetí povelu (jakyho se neskouma, viz vyse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ra </meta:initial-creator>
    <meta:creation-date>2019-02-20T16:22:27.617537101</meta:creation-date>
    <dc:date>2019-02-21T16:29:14.821460876</dc:date>
    <dc:creator>ondra </dc:creator>
    <meta:editing-duration>PT22H2M5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5" meta:paragraph-count="450" meta:word-count="3611" meta:character-count="32086" meta:non-whitespace-character-count="10869"/>
  </office:meta>
</office:document-meta>
</file>